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05546463967.svm"/>
  <manifest:file-entry manifest:media-type="" manifest:full-path="Pictures/20000007000038F400000F4D070397C3.svm"/>
  <manifest:file-entry manifest:media-type="" manifest:full-path="Pictures/200000070000374C00000F181146FF21.svm"/>
  <manifest:file-entry manifest:media-type="" manifest:full-path="Pictures/200000070000238F000010214FBFF2E1.svm"/>
  <manifest:file-entry manifest:media-type="" manifest:full-path="Pictures/20000007000016BE000032C0128D1A04.svm"/>
  <manifest:file-entry manifest:media-type="" manifest:full-path="Pictures/200000070000153100001A278F352671.svm"/>
  <manifest:file-entry manifest:media-type="" manifest:full-path="Pictures/20000007000016A300001C1E10D2B5FC.svm"/>
  <manifest:file-entry manifest:media-type="" manifest:full-path="Pictures/20000007000011AD0000133A0EB43CB2.svm"/>
  <manifest:file-entry manifest:media-type="" manifest:full-path="Pictures/20000007000025EF00000FB753A2A15B.svm"/>
  <manifest:file-entry manifest:media-type="" manifest:full-path="Pictures/200000070000392800000E5FBD86FFF5.svm"/>
  <manifest:file-entry manifest:media-type="" manifest:full-path="Pictures/200000070000205A000010211128251A.svm"/>
  <manifest:file-entry manifest:media-type="" manifest:full-path="Pictures/200000070000242D00002114156F4A37.svm"/>
  <manifest:file-entry manifest:media-type="" manifest:full-path="Pictures/20000007000025A000001178F474FF0A.svm"/>
  <manifest:file-entry manifest:media-type="" manifest:full-path="Pictures/200000070000379C00000DA6CB8461D6.svm"/>
  <manifest:file-entry manifest:media-type="" manifest:full-path="Pictures/200000070000153100001A76BA4300F2.svm"/>
  <manifest:file-entry manifest:media-type="" manifest:full-path="Pictures/2000000700005B5E000045F9969F4809.svm"/>
  <manifest:file-entry manifest:media-type="" manifest:full-path="Pictures/20000007000022BB00001193A328932B.svm"/>
  <manifest:file-entry manifest:media-type="" manifest:full-path="Pictures/20000007000013A400001EE83B1880EA.svm"/>
  <manifest:file-entry manifest:media-type="" manifest:full-path="Pictures/200000070000170D000025EF8016BF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51cm" fo:margin-left="-0.191cm" fo:margin-top="0cm" fo:margin-bottom="0cm" table:align="left" style:writing-mode="lr-tb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4.001cm"/>
    </style:style>
    <style:style style:name="Tabela3.C" style:family="table-column">
      <style:table-column-properties style:column-width="6.8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1"/>
    </style:style>
    <style:style style:name="Tabela4" style:family="table">
      <style:table-properties style:width="16.251cm" fo:margin-left="-0.191cm" fo:margin-top="0cm" fo:margin-bottom="0cm" table:align="left" style:writing-mode="lr-tb"/>
    </style:style>
    <style:style style:name="Tabela4.A" style:family="table-column">
      <style:table-column-properties style:column-width="5.44cm"/>
    </style:style>
    <style:style style:name="Tabela4.B" style:family="table-column">
      <style:table-column-properties style:column-width="4.001cm"/>
    </style:style>
    <style:style style:name="Tabela4.C" style:family="table-column">
      <style:table-column-properties style:column-width="6.8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018cm solid #000001"/>
    </style:style>
    <style:style style:name="Tabela5" style:family="table">
      <style:table-properties style:width="16.251cm" fo:margin-left="-0.191cm" fo:margin-top="0cm" fo:margin-bottom="0cm" table:align="left" style:writing-mode="lr-tb"/>
    </style:style>
    <style:style style:name="Tabela5.A" style:family="table-column">
      <style:table-column-properties style:column-width="5.44cm"/>
    </style:style>
    <style:style style:name="Tabela5.B" style:family="table-column">
      <style:table-column-properties style:column-width="4.001cm"/>
    </style:style>
    <style:style style:name="Tabela5.C" style:family="table-column">
      <style:table-column-properties style:column-width="6.81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018cm solid #000001"/>
    </style:style>
    <style:style style:name="Tabela6" style:family="table">
      <style:table-properties style:width="16.251cm" fo:margin-left="-0.191cm" fo:margin-top="0cm" fo:margin-bottom="0cm" table:align="left" style:writing-mode="lr-tb"/>
    </style:style>
    <style:style style:name="Tabela6.A" style:family="table-column">
      <style:table-column-properties style:column-width="5.44cm"/>
    </style:style>
    <style:style style:name="Tabela6.B" style:family="table-column">
      <style:table-column-properties style:column-width="4.001cm"/>
    </style:style>
    <style:style style:name="Tabela6.C" style:family="table-column">
      <style:table-column-properties style:column-width="6.81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018cm solid #000001"/>
    </style:style>
    <style:style style:name="Tabela7" style:family="table">
      <style:table-properties style:width="16.251cm" fo:margin-left="-0.191cm" fo:margin-top="0cm" fo:margin-bottom="0cm" table:align="left" style:writing-mode="lr-tb"/>
    </style:style>
    <style:style style:name="Tabela7.A" style:family="table-column">
      <style:table-column-properties style:column-width="5.44cm"/>
    </style:style>
    <style:style style:name="Tabela7.B" style:family="table-column">
      <style:table-column-properties style:column-width="4.001cm"/>
    </style:style>
    <style:style style:name="Tabela7.C" style:family="table-column">
      <style:table-column-properties style:column-width="6.8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7.A2" style:family="table-cell">
      <style:table-cell-properties fo:padding-left="0.191cm" fo:padding-right="0.191cm" fo:padding-top="0cm" fo:padding-bottom="0cm" fo:border="0.018cm solid #000001"/>
    </style:style>
    <style:style style:name="Tabela7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a8" style:family="table">
      <style:table-properties style:width="16.251cm" fo:margin-left="-0.191cm" fo:margin-top="0cm" fo:margin-bottom="0cm" table:align="left" style:writing-mode="lr-tb"/>
    </style:style>
    <style:style style:name="Tabela8.A" style:family="table-column">
      <style:table-column-properties style:column-width="5.44cm"/>
    </style:style>
    <style:style style:name="Tabela8.B" style:family="table-column">
      <style:table-column-properties style:column-width="4.001cm"/>
    </style:style>
    <style:style style:name="Tabela8.C" style:family="table-column">
      <style:table-column-properties style:column-width="6.81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="0.018cm solid #000001"/>
    </style:style>
    <style:style style:name="Tabela8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a9" style:family="table">
      <style:table-properties style:width="16.251cm" fo:margin-left="-0.191cm" fo:margin-top="0cm" fo:margin-bottom="0cm" table:align="left" style:writing-mode="lr-tb"/>
    </style:style>
    <style:style style:name="Tabela9.A" style:family="table-column">
      <style:table-column-properties style:column-width="5.44cm"/>
    </style:style>
    <style:style style:name="Tabela9.B" style:family="table-column">
      <style:table-column-properties style:column-width="4.001cm"/>
    </style:style>
    <style:style style:name="Tabela9.C" style:family="table-column">
      <style:table-column-properties style:column-width="6.81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9.A2" style:family="table-cell">
      <style:table-cell-properties fo:padding-left="0.191cm" fo:padding-right="0.191cm" fo:padding-top="0cm" fo:padding-bottom="0cm" fo:border="0.018cm solid #000001"/>
    </style:style>
    <style:style style:name="Tabela9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size="12pt" fo:language="pl" fo:country="PL" fo:font-style="normal" style:text-underline-style="none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margin-top="0cm" fo:margin-bottom="0cm" fo:line-height="100%"/>
    </style:style>
    <style:style style:name="P32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weight="bold" style:font-weight-asian="bold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36" style:family="paragraph" style:parent-style-name="Standard">
      <style:paragraph-properties fo:margin-top="0cm" fo:margin-bottom="0cm" fo:line-height="100%"/>
    </style:style>
    <style:style style:name="P37" style:family="paragraph" style:parent-style-name="Standard" style:list-style-name="L2">
      <style:paragraph-properties fo:margin-top="0cm" fo:margin-bottom="0cm" fo:line-height="100%"/>
    </style:style>
    <style:style style:name="P38" style:family="paragraph" style:parent-style-name="Standard" style:list-style-name="L3">
      <style:paragraph-properties fo:margin-top="0cm" fo:margin-bottom="0cm" fo:line-height="100%"/>
    </style:style>
    <style:style style:name="P39" style:family="paragraph" style:parent-style-name="Standard" style:list-style-name="L4">
      <style:paragraph-properties fo:margin-top="0cm" fo:margin-bottom="0cm" fo:line-height="100%"/>
    </style:style>
    <style:style style:name="P40" style:family="paragraph" style:parent-style-name="Standard" style:list-style-name="L5">
      <style:paragraph-properties fo:margin-top="0cm" fo:margin-bottom="0cm" fo:line-height="100%"/>
    </style:style>
    <style:style style:name="P41" style:family="paragraph" style:parent-style-name="Standard" style:list-style-name="L6">
      <style:paragraph-properties fo:margin-top="0cm" fo:margin-bottom="0cm" fo:line-height="100%"/>
    </style:style>
    <style:style style:name="P42" style:family="paragraph" style:parent-style-name="Standard" style:list-style-name="L7">
      <style:paragraph-properties fo:margin-top="0cm" fo:margin-bottom="0cm" fo:line-height="100%"/>
    </style:style>
    <style:style style:name="P43" style:family="paragraph" style:parent-style-name="Standard" style:list-style-name="L8">
      <style:paragraph-properties fo:margin-top="0cm" fo:margin-bottom="0cm" fo:line-height="100%"/>
    </style:style>
    <style:style style:name="P44" style:family="paragraph" style:parent-style-name="Standard" style:list-style-name="L9">
      <style:paragraph-properties fo:margin-top="0cm" fo:margin-bottom="0cm" fo:line-height="100%"/>
    </style:style>
    <style:style style:name="P45" style:family="paragraph" style:parent-style-name="Standard" style:list-style-name="L10">
      <style:paragraph-properties fo:margin-top="0cm" fo:margin-bottom="0cm" fo:line-height="100%"/>
    </style:style>
    <style:style style:name="P46" style:family="paragraph" style:parent-style-name="Standard" style:list-style-name="L11">
      <style:paragraph-properties fo:margin-top="0cm" fo:margin-bottom="0cm" fo:line-height="100%"/>
    </style:style>
    <style:style style:name="P47" style:family="paragraph" style:parent-style-name="Standard" style:list-style-name="L12">
      <style:paragraph-properties fo:margin-top="0cm" fo:margin-bottom="0cm" fo:line-height="100%"/>
    </style:style>
    <style:style style:name="P48" style:family="paragraph" style:parent-style-name="Standard" style:list-style-name="L13">
      <style:paragraph-properties fo:margin-top="0cm" fo:margin-bottom="0cm" fo:line-height="100%"/>
    </style:style>
    <style:style style:name="P49" style:family="paragraph" style:parent-style-name="Standard" style:list-style-name="L14">
      <style:paragraph-properties fo:margin-top="0cm" fo:margin-bottom="0cm" fo:line-height="100%"/>
    </style:style>
    <style:style style:name="P50" style:family="paragraph" style:parent-style-name="Standard" style:list-style-name="L15">
      <style:paragraph-properties fo:margin-top="0cm" fo:margin-bottom="0cm" fo:line-height="100%"/>
    </style:style>
    <style:style style:name="P51" style:family="paragraph" style:parent-style-name="Standard" style:list-style-name="L16">
      <style:paragraph-properties fo:margin-top="0cm" fo:margin-bottom="0cm" fo:line-height="100%"/>
    </style:style>
    <style:style style:name="P52" style:family="paragraph" style:parent-style-name="Standard" style:list-style-name="L17">
      <style:paragraph-properties fo:margin-top="0cm" fo:margin-bottom="0cm" fo:line-height="100%"/>
    </style:style>
    <style:style style:name="P53" style:family="paragraph" style:parent-style-name="Standard" style:list-style-name="L18">
      <style:paragraph-properties fo:margin-top="0cm" fo:margin-bottom="0cm" fo:line-height="100%"/>
    </style:style>
    <style:style style:name="P54" style:family="paragraph" style:parent-style-name="Standard" style:list-style-name="L19">
      <style:paragraph-properties fo:margin-top="0cm" fo:margin-bottom="0cm" fo:line-height="100%"/>
    </style:style>
    <style:style style:name="P55" style:family="paragraph" style:parent-style-name="Standard" style:list-style-name="L20">
      <style:paragraph-properties fo:margin-top="0cm" fo:margin-bottom="0cm" fo:line-height="100%"/>
    </style:style>
    <style:style style:name="P56" style:family="paragraph" style:parent-style-name="Standard" style:list-style-name="L21">
      <style:paragraph-properties fo:margin-top="0cm" fo:margin-bottom="0cm" fo:line-height="100%"/>
    </style:style>
    <style:style style:name="P57" style:family="paragraph" style:parent-style-name="Standard" style:list-style-name="L22">
      <style:paragraph-properties fo:margin-top="0cm" fo:margin-bottom="0cm" fo:line-height="100%"/>
    </style:style>
    <style:style style:name="P58" style:family="paragraph" style:parent-style-name="Standard">
      <style:paragraph-properties fo:break-before="pag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background-color="#d4d4d4"/>
    </style:style>
    <style:style style:name="T12" style:family="text">
      <style:text-properties fo:color="#000000" style:text-underline-style="none"/>
    </style:style>
    <style:style style:name="T13" style:family="text">
      <style:text-properties fo:color="#646464"/>
    </style:style>
    <style:style style:name="T14" style:family="text">
      <style:text-properties fo:color="#646464" fo:background-color="#d4d4d4"/>
    </style:style>
    <style:style style:name="T15" style:family="text">
      <style:text-properties fo:color="#0000c0"/>
    </style:style>
    <style:style style:name="T1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8080"/>
    </style:style>
    <style:style style:name="T18" style:family="text">
      <style:text-properties fo:color="#008080" style:font-name="Consolas" style:font-name-asian="Consolas" style:font-name-complex="Consolas"/>
    </style:style>
    <style:style style:name="T19" style:family="text">
      <style:text-properties fo:color="#3f7f7f"/>
    </style:style>
    <style:style style:name="T20" style:family="text">
      <style:text-properties fo:color="#3f7f7f" style:font-name="Consolas" style:font-name-asian="Consolas" style:font-name-complex="Consolas"/>
    </style:style>
    <style:style style:name="T21" style:family="text">
      <style:text-properties fo:color="#7f007f"/>
    </style:style>
    <style:style style:name="T22" style:family="text">
      <style:text-properties fo:color="#2a00ff"/>
    </style:style>
    <style:style style:name="T23" style:family="text">
      <style:text-properties fo:color="#2a00ff" fo:font-style="italic" style:font-style-asian="italic" style:font-style-complex="italic"/>
    </style:style>
    <style:style style:name="T24" style:family="text">
      <style:text-properties fo:color="#2a00ff" fo:font-style="italic" fo:background-color="#e8f2fe" style:font-style-asian="italic" style:font-style-complex="italic"/>
    </style:style>
    <style:style style:name="T25" style:family="text">
      <style:text-properties fo:color="#808080"/>
    </style:style>
    <style:style style:name="T26" style:family="text">
      <style:text-properties fo:color="#3f7f5f"/>
    </style:style>
    <style:style style:name="T27" style:family="text">
      <style:text-properties fo:color="#3f7f5f"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1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2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3">Grupa:</text:p>
            <text:p text:style-name="P23"/>
            <text:p text:style-name="P23">1ID21A</text:p>
          </table:table-cell>
          <table:table-cell table:style-name="Tabela1.A2" office:value-type="string">
            <text:p text:style-name="P23">Skład zespołu:</text:p>
            <text:p text:style-name="P23">-Kamil Pazera</text:p>
            <text:p text:style-name="P23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562290470587551137" text:style-name="L1">
        <text:list-item>
          <text:p text:style-name="P32">Mechanizm odwzorowania obiektowo – relacyjnego</text:p>
        </text:list-item>
        <text:list-item>
          <text:p text:style-name="P32">Narzędzia odwzorowania obiektowo – relacyjnego</text:p>
        </text:list-item>
        <text:list-item>
          <text:p text:style-name="P32">Metody sterowania</text:p>
        </text:list-item>
        <text:list-item>
          <text:p text:style-name="P32">Sposoby odwzorowania dziedziczenia</text:p>
        </text:list-item>
        <text:list-item>
          <text:p text:style-name="P32">Asocjacje</text:p>
        </text:list-item>
        <text:list-item>
          <text:p text:style-name="P32">Aplikacja</text:p>
        </text:list-item>
        <text:list-item>
          <text:p text:style-name="P32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2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Zalety</text:p>
          </table:table-cell>
          <table:table-cell table:style-name="Tabela2.B1" office:value-type="string">
            <text:p text:style-name="P24">Wady</text:p>
          </table:table-cell>
        </table:table-row>
        <table:table-row>
          <table:table-cell table:style-name="Tabela2.A2" office:value-type="string">
            <text:p text:style-name="P23">- Operacje na bazie danych są przeprowadzane za pomocą programowania obiektowego, co oferuje mechanizmy niedostepne w relacyjnej bazie danych.</text:p>
            <text:p text:style-name="P23"/>
            <text:p text:style-name="P23">- W trakcie tworzenia aplikacji można poświęcić więcej czasu na implementacje logiki.</text:p>
            <text:p text:style-name="P23"/>
            <text:p text:style-name="P23">- Minimalizuje użycie prostych zapytań SQL.</text:p>
            <text:p text:style-name="P23"/>
            <text:p text:style-name="P23">- Łatwość wprowadania poprawek do logiki.</text:p>
          </table:table-cell>
          <table:table-cell table:style-name="Tabela2.B2" office:value-type="string">
            <text:p text:style-name="P23">- Tworzy dodatkową warstwę, przez którą dane muszą być wysyłane.</text:p>
            <text:p text:style-name="P23"/>
            <text:p text:style-name="P23">- Skomplikowane zapytania muszą być dobrze przemyślane i napisane</text:p>
            <text:p text:style-name="P23"/>
            <text:p text:style-name="P23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4">Hibernate</text:span><text:span text:style-name="T5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5">b) </text:span><text:span text:style-name="T4">Oracle TopLink</text:span><text:span text:style-name="T5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6">c) </text:span><text:span text:style-name="T7">Microsoft ADO.NET Entity Framework</text:span><text:span text:style-name="T8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3">a) </text:span><text:span text:style-name="T4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9">package</text:span><text:span text:style-name="T10"> com.testEntities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25"><text:span text:style-name="T9">public</text:span><text:span text:style-name="T10"> </text:span><text:span text:style-name="T9">class</text:span><text:span text:style-name="T10"> Tank {</text:span></text:p>
      <text:p text:style-name="P25"/>
      <text:p text:style-name="P25"><text:tab/><text:span text:style-name="T14">@Setter</text:span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9">private</text:span><text:span text:style-name="T10"> </text:span><text:span text:style-name="T9">int</text:span><text:span text:style-name="T10"> </text:span><text:span text:style-name="T15">id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6"><text:tab/></text:p>
      <text:p text:style-name="P26">}</text:p>
      <text:p text:style-name="P26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17">&lt;?</text:span><text:span text:style-name="T19">xml</text:span> <text:span text:style-name="T21">version</text:span> <text:span text:style-name="T10">=</text:span> <text:span text:style-name="T23">"1.0"</text:span> <text:span text:style-name="T21">encoding</text:span> <text:span text:style-name="T10">=</text:span> <text:span text:style-name="T23">"utf-8"</text:span><text:span text:style-name="T17">?&gt;</text:span></text:p>
      <text:p text:style-name="P25"><text:span text:style-name="T17">&lt;!</text:span><text:span text:style-name="T19">DOCTYPE</text:span> <text:span text:style-name="T17">hibernate-mapping</text:span> <text:span text:style-name="T25">PUBLIC</text:span> </text:p>
      <text:p text:style-name="P27">"-//Hibernate/Hibernate Mapping DTD//EN"</text:p>
      <text:p text:style-name="P25"><text:span text:style-name="T26">"http://www.hibernate.org/dtd/hibernate-mapping-3.0.dtd"</text:span><text:span text:style-name="T17">&gt;</text:span><text:span text:style-name="T10"> </text:span></text:p>
      <text:p text:style-name="P25"/>
      <text:p text:style-name="P25"><text:span text:style-name="T17">&lt;</text:span><text:span text:style-name="T19">hibernate-mapping</text:span><text:span text:style-name="T17">&gt;</text:span></text:p>
      <text:p text:style-name="P25"><text:span text:style-name="T10"><text:tab/></text:span><text:span text:style-name="T17">&lt;</text:span><text:span text:style-name="T19">class</text:span> <text:span text:style-name="T21">name</text:span> <text:span text:style-name="T10">=</text:span> <text:span text:style-name="T23">"</text:span><text:span text:style-name="T24">com.testEntities.Tank</text:span><text:span text:style-name="T23">"</text:span> <text:span text:style-name="T21">table</text:span><text:span text:style-name="T10">=</text:span><text:span text:style-name="T23">"TANK"</text:span><text:span text:style-name="T17">&gt;</text:span></text:p>
      <text:p text:style-name="P25"><text:span text:style-name="T10"><text:tab/><text:tab/></text:span><text:span text:style-name="T17">&lt;</text:span><text:span text:style-name="T19">id</text:span> <text:span text:style-name="T21">name</text:span><text:span text:style-name="T10">=</text:span><text:span text:style-name="T23">"id"</text:span> <text:span text:style-name="T21">type</text:span><text:span text:style-name="T10">=</text:span><text:span text:style-name="T23">"int"</text:span> <text:span text:style-name="T21">column</text:span><text:span text:style-name="T10">=</text:span><text:span text:style-name="T23">"ID"</text:span><text:span text:style-name="T17">&gt;</text:span></text:p>
      <text:p text:style-name="P25"><text:span text:style-name="T10"><text:tab/><text:tab/><text:tab/></text:span><text:span text:style-name="T17">&lt;</text:span><text:span text:style-name="T19">generator</text:span> <text:span text:style-name="T21">class</text:span><text:span text:style-name="T10">=</text:span><text:span text:style-name="T23">"native"</text:span><text:span text:style-name="T17">/&gt;</text:span></text:p>
      <text:p text:style-name="P25"><text:span text:style-name="T10"><text:tab/><text:tab/></text:span><text:span text:style-name="T17">&lt;/</text:span><text:span text:style-name="T19">id</text:span><text:span text:style-name="T17">&gt;</text:span><text:span text:style-name="T10"><text:tab/><text:tab/></text:span></text:p>
      <text:p text:style-name="P25"><text:span text:style-name="T10"><text:tab/><text:tab/></text:span><text:span text:style-name="T17">&lt;</text:span><text:span text:style-name="T19">property</text:span> <text:span text:style-name="T21">name</text:span><text:span text:style-name="T10">=</text:span><text:span text:style-name="T23">"name"</text:span> <text:span text:style-name="T21">column</text:span><text:span text:style-name="T10">=</text:span><text:span text:style-name="T23">"NAME"</text:span> <text:span text:style-name="T21">type</text:span><text:span text:style-name="T10">=</text:span><text:span text:style-name="T23">"string"</text:span><text:span text:style-name="T17">/&gt;</text:span><text:span text:style-name="T10"><text:tab/><text:tab/></text:span></text:p>
      <text:p text:style-name="P25"><text:span text:style-name="T10"><text:tab/></text:span><text:span text:style-name="T17">&lt;/</text:span><text:span text:style-name="T19">class</text:span><text:span text:style-name="T17">&gt;</text:span></text:p>
      <text:p text:style-name="P28"><text:span text:style-name="T18">&lt;/</text:span><text:span text:style-name="T20">hibernate-mapping</text:span><text:span text:style-name="T18">&gt;</text:span></text:p>
      <text:p text:style-name="P27"/>
      <text:p text:style-name="P15">Jest to plik służący do mapowania danej klasy na bazę danych. </text:p>
      <text:p text:style-name="P29"><text:soft-page-break/>Po uruchomieniu Hibernate, w bazie danych zostanie utworzona odpowiednia tabela:</text:p>
      <text:p text:style-name="P29"/>
      <text:p text:style-name="P29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6"/>
      <text:p text:style-name="P7">b) <text:span text:style-name="T28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9">package</text:span><text:span text:style-name="T10"> com.testEntities;</text:span></text:p>
      <text:p text:style-name="P25"/>
      <text:p text:style-name="P25"><text:span text:style-name="T9">import</text:span><text:span text:style-name="T10"> javax.persistence.Column;</text:span></text:p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GeneratedValue;</text:span></text:p>
      <text:p text:style-name="P25"><text:span text:style-name="T9">import</text:span><text:span text:style-name="T10"> javax.persistence.GenerationType;</text:span></text:p>
      <text:p text:style-name="P25"><text:span text:style-name="T9">import</text:span><text:span text:style-name="T10"> javax.persistence.Id;</text:span></text:p>
      <text:p text:style-name="P25"><text:span text:style-name="T9">import</text:span><text:span text:style-name="T10"> javax.persistence.Table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30">@Entity</text:p>
      <text:p text:style-name="P25"><text:span text:style-name="T13">@Table</text:span><text:span text:style-name="T10">(name = </text:span><text:span text:style-name="T22">"TANK"</text:span><text:span text:style-name="T10">) </text:span><text:span text:style-name="T26">// W </text:span><text:span text:style-name="T27">przypadku</text:span><text:span text:style-name="T26"> </text:span><text:span text:style-name="T27">braku</text:span><text:span text:style-name="T26"> </text:span><text:span text:style-name="T27">domyślna</text:span><text:span text:style-name="T26"> </text:span><text:span text:style-name="T27">nazwa</text:span><text:span text:style-name="T26"> </text:span><text:span text:style-name="T27">tabeli</text:span><text:span text:style-name="T26"> jest </text:span><text:span text:style-name="T27">taka</text:span><text:span text:style-name="T26"> </text:span><text:span text:style-name="T27">jak</text:span><text:span text:style-name="T26"> </text:span><text:span text:style-name="T27">Klasy</text:span></text:p>
      <text:p text:style-name="P25"><text:span text:style-name="T9">public</text:span><text:span text:style-name="T10"> </text:span><text:span text:style-name="T9">class</text:span><text:span text:style-name="T10"> Tank {</text:span></text:p>
      <text:p text:style-name="P25"/>
      <text:p text:style-name="P25"><text:span text:style-name="T10"><text:tab/></text:span><text:span text:style-name="T13">@Id</text:span></text:p>
      <text:p text:style-name="P25"><text:span text:style-name="T10"><text:tab/></text:span><text:span text:style-name="T13">@GeneratedValue</text:span><text:span text:style-name="T10">(strategy = GenerationType.</text:span><text:span text:style-name="T16">AUTO</text:span><text:span text:style-name="T10">) </text:span><text:span text:style-name="T26">// Wartość kolumny jest <text:tab/><text:tab/><text:tab/><text:tab/><text:tab/><text:tab/><text:tab/><text:tab/><text:tab/> <text:s/>//generowana automatycznie</text:span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9">private</text:span><text:span text:style-name="T10"> </text:span><text:span text:style-name="T9">int</text:span><text:span text:style-name="T10"> </text:span><text:span text:style-name="T15">id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Column</text:span><text:span text:style-name="T10">(name = </text:span><text:span text:style-name="T22">"NAME"</text:span><text:span text:style-name="T10">) </text:span><text:span text:style-name="T26">// </text:span><text:span text:style-name="T27">Tak</text:span><text:span text:style-name="T26"> </text:span><text:span text:style-name="T27">jak</text:span><text:span text:style-name="T26"> w </text:span><text:span text:style-name="T27">przypadku</text:span><text:span text:style-name="T26"> @Table</text:span></text:p>
      <text:p text:style-name="P25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6"><text:tab/></text:p>
      <text:p text:style-name="P26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28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2"><text:s/></text:span><text:span text:style-name="T28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2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28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2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28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  <text:p text:style-name="P7"/>
      <text:p text:style-name="P4"><text:soft-page-break/>6. Aplikacja:</text:p>
      <text:p text:style-name="P4"/>
      <text:p text:style-name="P7"><text:tab/>Nasza aplikacja odwzorowuje strukturę jednostki wojskowej od poziomu drużyny do batalionu piechoty.</text:p>
      <text:p text:style-name="P7"/>
      <text:p text:style-name="P9">Użyte technologie:</text:p>
      <text:p text:style-name="P7"/>
      <text:p text:style-name="P7">-Java: Język programowania</text:p>
      <text:p text:style-name="P7">-Eclipse: Środowisko programistyczne</text:p>
      <text:p text:style-name="P7">-Hibernate: Odwzorowanie obiektowo – relacyjne</text:p>
      <text:p text:style-name="P7">-MySQL: Baza danych</text:p>
      <text:p text:style-name="P7">-Maven: Zapewnienie potrzebnych w projekcie bibliotek </text:p>
      <text:p text:style-name="P7"/>
      <text:p text:style-name="P7">Planowaliśmy również użycie Javy EE, JSP oraz serwera Tomcat. Po głębszej analizie problemu stwierdziliśmy jednak, że tworzenie aplikacji webowej nie jest konieczne, ze względu na tematykę projektu. <text:s/></text:p>
      <text:p text:style-name="P7"/>
      <text:p text:style-name="P8">6.1) Baza danych</text:p>
      <text:p text:style-name="P8"/>
      <text:p text:style-name="P8"><text:tab/><text:span text:style-name="T29">Schemat bazy danych stworzonej przy pomocy Hibernate wygląda następująco:</text:span></text:p>
      <text:p text:style-name="P7"><draw:frame draw:style-name="fr2" draw:name="grafika19" text:anchor-type="paragraph" svg:x="-0.032cm" svg:y="0.25cm" svg:width="16.999cm" svg:height="13.018cm" draw:z-index="18"><draw:image xlink:href="Pictures/2000000700005B5E000045F9969F4809.svm" xlink:type="simple" xlink:show="embed" xlink:actuate="onLoad"/></draw:frame></text:p>
      <text:p text:style-name="P7"><text:soft-page-break/>Zdecydowaliśmy się na odwzorowanie dziedziczenia Table per class hierarchy, ze względu na łatwość otrzymywania poszczególnych informacji z bazy oraz niewielką liczbę zmian danych w tabelach dziedziczących (struktura jednostki wojskowej nie zmienia się prawie wcale i zazwyczaj tylko na określony czas).</text:p>
      <text:p text:style-name="P7"/>
      <text:p text:style-name="P7">Listingi z kodami źródłowymi poszczególnych encji:</text:p>
      <text:p text:style-name="P7"/>
      <text:p text:style-name="P9">Unit.java:</text:p>
      <text:p text:style-name="P7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GeneratedValue;</text:span></text:p>
      <text:p text:style-name="P25"><text:span text:style-name="T9">import</text:span><text:span text:style-name="T10"> javax.persistence.GenerationType;</text:span></text:p>
      <text:p text:style-name="P25"><text:span text:style-name="T9">import</text:span><text:span text:style-name="T10"> javax.persistence.Id;</text:span></text:p>
      <text:p text:style-name="P25"><text:span text:style-name="T9">import</text:span><text:span text:style-name="T10"> javax.persistence.Inheritance;</text:span></text:p>
      <text:p text:style-name="P25"><text:span text:style-name="T9">import</text:span><text:span text:style-name="T10"> javax.persistence.InheritanceType;</text:span></text:p>
      <text:p text:style-name="P25"><text:span text:style-name="T9">import</text:span><text:span text:style-name="T10"> javax.persistence.OneToOne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30">@Entity</text:p>
      <text:p text:style-name="P25"><text:span text:style-name="T13">@Inheritance</text:span><text:span text:style-name="T10">(strategy = InheritanceType.</text:span><text:span text:style-name="T16">TABLE_PER_CLASS</text:span><text:span text:style-name="T10">)</text:span></text:p>
      <text:p text:style-name="P25"><text:span text:style-name="T9">public</text:span><text:span text:style-name="T10"> </text:span><text:span text:style-name="T9">abstract</text:span><text:span text:style-name="T10"> </text:span><text:span text:style-name="T9">class</text:span><text:span text:style-name="T10"> Unit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Id</text:span></text:p>
      <text:p text:style-name="P25"><text:span text:style-name="T10"><text:tab/></text:span><text:span text:style-name="T13">@GeneratedValue</text:span><text:span text:style-name="T10">(strategy = GenerationType.</text:span><text:span text:style-name="T16">AUTO</text:span><text:span text:style-name="T10">)</text:span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id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number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OneToOne</text:span></text:p>
      <text:p text:style-name="P25"><text:span text:style-name="T10"><text:tab/></text:span><text:span text:style-name="T9">private</text:span><text:span text:style-name="T10"> Soldier </text:span><text:span text:style-name="T15">commander</text:span><text:span text:style-name="T10">;</text:span></text:p>
      <text:p text:style-name="P26">}</text:p>
      <text:p text:style-name="P7"/>
      <text:p text:style-name="P9">Battalion.java:</text:p>
      <text:p text:style-name="P9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.util.ArrayList;</text:span></text:p>
      <text:p text:style-name="P25"><text:span text:style-name="T9">import</text:span><text:span text:style-name="T10"> java.util.List;</text:span></text:p>
      <text:p text:style-name="P25"/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OneToMany;</text:span></text:p>
      <text:p text:style-name="P25"/>
      <text:p text:style-name="P25"><text:span text:style-name="T9">import</text:span><text:span text:style-name="T10"> org.hibernate.annotations.LazyCollection;</text:span></text:p>
      <text:p text:style-name="P25"><text:span text:style-name="T9">import</text:span><text:span text:style-name="T10"> org.hibernate.annotations.LazyCollectionOption;</text:span></text:p>
      <text:p text:style-name="P25"/>
      <text:p text:style-name="P25"><text:span text:style-name="T9">import</text:span><text:span text:style-name="T10"> lombok.Getter;</text:span></text:p>
      <text:p text:style-name="P25"/>
      <text:p text:style-name="P25"/>
      <text:p text:style-name="P30"><text:soft-page-break/>@Entity</text:p>
      <text:p text:style-name="P25"><text:span text:style-name="T9">public</text:span><text:span text:style-name="T10"> </text:span><text:span text:style-name="T9">class</text:span><text:span text:style-name="T10"> Battalion </text:span><text:span text:style-name="T9">extends</text:span><text:span text:style-name="T10"> Unit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OneToMany</text:span><text:span text:style-name="T10">(mappedBy = </text:span><text:span text:style-name="T22">"battalion"</text:span><text:span text:style-name="T10">)</text:span></text:p>
      <text:p text:style-name="P25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5"><text:span text:style-name="T10"><text:tab/></text:span><text:span text:style-name="T9">private</text:span><text:span text:style-name="T10"> List&lt;Company&gt; </text:span><text:span text:style-name="T15">companies</text:span><text:span text:style-name="T10"> = </text:span><text:span text:style-name="T9">new</text:span><text:span text:style-name="T10"> ArrayList&lt;Company&gt;();</text:span></text:p>
      <text:p text:style-name="P26"><text:tab/></text:p>
      <text:p text:style-name="P26">}</text:p>
      <text:p text:style-name="P9"/>
      <text:p text:style-name="P9">Company.java:</text:p>
      <text:p text:style-name="P9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.util.ArrayList;</text:span></text:p>
      <text:p text:style-name="P25"><text:span text:style-name="T9">import</text:span><text:span text:style-name="T10"> java.util.List;</text:span></text:p>
      <text:p text:style-name="P25"/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ManyToOne;</text:span></text:p>
      <text:p text:style-name="P25"><text:span text:style-name="T9">import</text:span><text:span text:style-name="T10"> javax.persistence.OneToMany;</text:span></text:p>
      <text:p text:style-name="P25"/>
      <text:p text:style-name="P25"><text:span text:style-name="T9">import</text:span><text:span text:style-name="T10"> org.hibernate.annotations.LazyCollection;</text:span></text:p>
      <text:p text:style-name="P25"><text:span text:style-name="T9">import</text:span><text:span text:style-name="T10"> org.hibernate.annotations.LazyCollectionOption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30">@Entity</text:p>
      <text:p text:style-name="P25"><text:span text:style-name="T9">public</text:span><text:span text:style-name="T10"> </text:span><text:span text:style-name="T9">class</text:span><text:span text:style-name="T10"> Company </text:span><text:span text:style-name="T9">extends</text:span><text:span text:style-name="T10"> Unit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ManyToOne</text:span></text:p>
      <text:p text:style-name="P25"><text:span text:style-name="T10"><text:tab/></text:span><text:span text:style-name="T9">private</text:span><text:span text:style-name="T10"> Battalion </text:span><text:span text:style-name="T15">battalion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OneToMany</text:span><text:span text:style-name="T10">(mappedBy = </text:span><text:span text:style-name="T22">"company"</text:span><text:span text:style-name="T10">)</text:span></text:p>
      <text:p text:style-name="P25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5"><text:span text:style-name="T10"><text:tab/></text:span><text:span text:style-name="T9">private</text:span><text:span text:style-name="T10"> List&lt;Platoon&gt; </text:span><text:span text:style-name="T15">plattons</text:span><text:span text:style-name="T10"> = </text:span><text:span text:style-name="T9">new</text:span><text:span text:style-name="T10"> ArrayList&lt;Platoon&gt;();</text:span></text:p>
      <text:p text:style-name="P26"><text:tab/></text:p>
      <text:p text:style-name="P26">}</text:p>
      <text:p text:style-name="P9"/>
      <text:p text:style-name="P9">Platoon.java:</text:p>
      <text:p text:style-name="P9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.util.ArrayList;</text:span></text:p>
      <text:p text:style-name="P25"><text:span text:style-name="T9">import</text:span><text:span text:style-name="T10"> java.util.List;</text:span></text:p>
      <text:p text:style-name="P25"/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ManyToOne;</text:span></text:p>
      <text:p text:style-name="P25"><text:span text:style-name="T9">import</text:span><text:span text:style-name="T10"> javax.persistence.OneToMany;</text:span></text:p>
      <text:p text:style-name="P25"/>
      <text:p text:style-name="P25"><text:span text:style-name="T9">import</text:span><text:span text:style-name="T10"> org.hibernate.annotations.LazyCollection;</text:span></text:p>
      <text:p text:style-name="P25"><text:span text:style-name="T9">import</text:span><text:span text:style-name="T10"> org.hibernate.annotations.LazyCollectionOption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25"/>
      <text:p text:style-name="P30"><text:soft-page-break/>@Entity</text:p>
      <text:p text:style-name="P25"><text:span text:style-name="T9">public</text:span><text:span text:style-name="T10"> </text:span><text:span text:style-name="T9">class</text:span><text:span text:style-name="T10"> Platoon </text:span><text:span text:style-name="T9">extends</text:span><text:span text:style-name="T10"> Unit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ManyToOne</text:span></text:p>
      <text:p text:style-name="P25"><text:span text:style-name="T10"><text:tab/></text:span><text:span text:style-name="T9">private</text:span><text:span text:style-name="T10"> Company </text:span><text:span text:style-name="T15">company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OneToMany</text:span><text:span text:style-name="T10">(mappedBy = </text:span><text:span text:style-name="T22">"platoon"</text:span><text:span text:style-name="T10">)</text:span></text:p>
      <text:p text:style-name="P25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5"><text:span text:style-name="T10"><text:tab/></text:span><text:span text:style-name="T9">private</text:span><text:span text:style-name="T10"> List&lt;Team&gt; </text:span><text:span text:style-name="T15">teams</text:span><text:span text:style-name="T10"> = </text:span><text:span text:style-name="T9">new</text:span><text:span text:style-name="T10"> </text:span><text:span text:style-name="T12">ArrayList</text:span><text:span text:style-name="T10">&lt;Team&gt;();</text:span></text:p>
      <text:p text:style-name="P26">}</text:p>
      <text:p text:style-name="P9"/>
      <text:p text:style-name="P9">Team.java:</text:p>
      <text:p text:style-name="P9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.util.ArrayList;</text:span></text:p>
      <text:p text:style-name="P25"><text:span text:style-name="T9">import</text:span><text:span text:style-name="T10"> java.util.List;</text:span></text:p>
      <text:p text:style-name="P25"/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ManyToOne;</text:span></text:p>
      <text:p text:style-name="P25"><text:span text:style-name="T9">import</text:span><text:span text:style-name="T10"> javax.persistence.OneToMany;</text:span></text:p>
      <text:p text:style-name="P25"/>
      <text:p text:style-name="P25"><text:span text:style-name="T9">import</text:span><text:span text:style-name="T10"> org.hibernate.annotations.LazyCollection;</text:span></text:p>
      <text:p text:style-name="P25"><text:span text:style-name="T9">import</text:span><text:span text:style-name="T10"> org.hibernate.annotations.LazyCollectionOption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30">@Entity</text:p>
      <text:p text:style-name="P25"><text:span text:style-name="T9">public</text:span><text:span text:style-name="T10"> </text:span><text:span text:style-name="T9">class</text:span><text:span text:style-name="T10"> Team </text:span><text:span text:style-name="T9">extends</text:span><text:span text:style-name="T10"> Unit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ManyToOne</text:span></text:p>
      <text:p text:style-name="P25"><text:span text:style-name="T10"><text:tab/></text:span><text:span text:style-name="T9">private</text:span><text:span text:style-name="T10"> Platoon </text:span><text:span text:style-name="T15">platoon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OneToMany</text:span><text:span text:style-name="T10">(mappedBy = </text:span><text:span text:style-name="T22">"team"</text:span><text:span text:style-name="T10">)</text:span></text:p>
      <text:p text:style-name="P25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5"><text:span text:style-name="T10"><text:tab/></text:span><text:span text:style-name="T9">private</text:span><text:span text:style-name="T10"> List&lt;Soldier&gt; </text:span><text:span text:style-name="T15">soldiers</text:span><text:span text:style-name="T10"> = </text:span><text:span text:style-name="T9">new</text:span><text:span text:style-name="T10"> ArrayList&lt;Soldier&gt;();</text:span></text:p>
      <text:p text:style-name="P26">}</text:p>
      <text:p text:style-name="P9"/>
      <text:p text:style-name="P9">Soldier.java:</text:p>
      <text:p text:style-name="P9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.util.ArrayList;</text:span></text:p>
      <text:p text:style-name="P25"><text:span text:style-name="T9">import</text:span><text:span text:style-name="T10"> java.util.List;</text:span></text:p>
      <text:p text:style-name="P25"/>
      <text:p text:style-name="P25"><text:span text:style-name="T9">import</text:span><text:span text:style-name="T10"> javax.persistence.Column;</text:span></text:p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GeneratedValue;</text:span></text:p>
      <text:p text:style-name="P25"><text:span text:style-name="T9">import</text:span><text:span text:style-name="T10"> javax.persistence.GenerationType;</text:span></text:p>
      <text:p text:style-name="P25"><text:span text:style-name="T9">import</text:span><text:span text:style-name="T10"> javax.persistence.Id;</text:span></text:p>
      <text:p text:style-name="P25"><text:span text:style-name="T9">import</text:span><text:span text:style-name="T10"> javax.persistence.ManyToOne;</text:span></text:p>
      <text:p text:style-name="P25"><text:span text:style-name="T9">import</text:span><text:span text:style-name="T10"> javax.persistence.OneToMany;</text:span></text:p>
      <text:p text:style-name="P25"/>
      <text:p text:style-name="P25"><text:soft-page-break/><text:span text:style-name="T9">import</text:span><text:span text:style-name="T10"> org.hibernate.annotations.LazyCollection;</text:span></text:p>
      <text:p text:style-name="P25"><text:span text:style-name="T9">import</text:span><text:span text:style-name="T10"> org.hibernate.annotations.LazyCollectionOption;</text:span></text:p>
      <text:p text:style-name="P25"/>
      <text:p text:style-name="P25"><text:span text:style-name="T9">import</text:span><text:span text:style-name="T10"> com.Enums.BloodType;</text:span></text:p>
      <text:p text:style-name="P25"><text:span text:style-name="T9">import</text:span><text:span text:style-name="T10"> com.Enums.Rank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30">@Entity</text:p>
      <text:p text:style-name="P25"><text:span text:style-name="T9">public</text:span><text:span text:style-name="T10"> </text:span><text:span text:style-name="T9">class</text:span><text:span text:style-name="T10"> Soldier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Id</text:span></text:p>
      <text:p text:style-name="P25"><text:span text:style-name="T10"><text:tab/></text:span><text:span text:style-name="T13">@GeneratedValue</text:span><text:span text:style-name="T10">(strategy = GenerationType.</text:span><text:span text:style-name="T16">AUTO</text:span><text:span text:style-name="T10">)</text:span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id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4">@Setter</text:span></text:p>
      <text:p text:style-name="P25"><text:span text:style-name="T10"><text:tab/></text:span><text:span text:style-name="T9">private</text:span><text:span text:style-name="T10"> String </text:span><text:span text:style-name="T15">lastName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BloodType </text:span><text:span text:style-name="T15">bloodType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Column</text:span><text:span text:style-name="T10">(name = </text:span><text:span text:style-name="T22">"rankOfSoldier"</text:span><text:span text:style-name="T10">)</text:span></text:p>
      <text:p text:style-name="P25"><text:span text:style-name="T10"><text:tab/></text:span><text:span text:style-name="T9">private</text:span><text:span text:style-name="T10"> Rank </text:span><text:span text:style-name="T15">rank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OneToMany</text:span><text:span text:style-name="T10">(mappedBy = </text:span><text:span text:style-name="T22">"soldier"</text:span><text:span text:style-name="T10">)</text:span></text:p>
      <text:p text:style-name="P25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5"><text:span text:style-name="T10"><text:tab/></text:span><text:span text:style-name="T9">private</text:span><text:span text:style-name="T10"> List&lt;Weapon&gt; </text:span><text:span text:style-name="T15">weapons</text:span><text:span text:style-name="T10"> = </text:span><text:span text:style-name="T9">new</text:span><text:span text:style-name="T10"> ArrayList&lt;Weapon&gt;()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ManyToOne</text:span></text:p>
      <text:p text:style-name="P25"><text:span text:style-name="T10"><text:tab/></text:span><text:span text:style-name="T9">private</text:span><text:span text:style-name="T10"> Team </text:span><text:span text:style-name="T15">team</text:span><text:span text:style-name="T10">;</text:span></text:p>
      <text:p text:style-name="P26">}</text:p>
      <text:p text:style-name="P9"/>
      <text:p text:style-name="P9">Weapon.java:</text:p>
      <text:p text:style-name="P9"/>
      <text:p text:style-name="P17"><text:span text:style-name="T9">package</text:span><text:span text:style-name="T10"> com.Entities;</text:span></text:p>
      <text:p text:style-name="P25"/>
      <text:p text:style-name="P25"><text:span text:style-name="T9">import</text:span><text:span text:style-name="T10"> javax.persistence.Entity;</text:span></text:p>
      <text:p text:style-name="P25"><text:span text:style-name="T9">import</text:span><text:span text:style-name="T10"> javax.persistence.GeneratedValue;</text:span></text:p>
      <text:p text:style-name="P25"><text:span text:style-name="T9">import</text:span><text:span text:style-name="T10"> javax.persistence.GenerationType;</text:span></text:p>
      <text:p text:style-name="P25"><text:span text:style-name="T9">import</text:span><text:span text:style-name="T10"> </text:span><text:span text:style-name="T11">javax.persistence.Id</text:span><text:span text:style-name="T10">;</text:span></text:p>
      <text:p text:style-name="P25"><text:span text:style-name="T9">import</text:span><text:span text:style-name="T10"> javax.persistence.ManyToOne;</text:span></text:p>
      <text:p text:style-name="P25"/>
      <text:p text:style-name="P25"><text:span text:style-name="T9">import</text:span><text:span text:style-name="T10"> com.Enums.WeaponType;</text:span></text:p>
      <text:p text:style-name="P25"/>
      <text:p text:style-name="P25"><text:span text:style-name="T9">import</text:span><text:span text:style-name="T10"> lombok.Getter;</text:span></text:p>
      <text:p text:style-name="P25"><text:span text:style-name="T9">import</text:span><text:span text:style-name="T10"> lombok.Setter;</text:span></text:p>
      <text:p text:style-name="P25"/>
      <text:p text:style-name="P25"/>
      <text:p text:style-name="P30"><text:soft-page-break/>@Entity</text:p>
      <text:p text:style-name="P25"><text:span text:style-name="T9">public</text:span><text:span text:style-name="T10"> </text:span><text:span text:style-name="T9">class</text:span><text:span text:style-name="T10"> Weapon </text:span><text:span text:style-name="T9">implements</text:span><text:span text:style-name="T10"> Persistable{</text:span></text:p>
      <text:p text:style-name="P25"/>
      <text:p text:style-name="P25"><text:span text:style-name="T10"><text:tab/></text:span><text:span text:style-name="T13">@</text:span><text:span text:style-name="T14">Id</text:span></text:p>
      <text:p text:style-name="P25"><text:span text:style-name="T10"><text:tab/></text:span><text:span text:style-name="T13">@GeneratedValue</text:span><text:span text:style-name="T10">(strategy = GenerationType.</text:span><text:span text:style-name="T16">AUTO</text:span><text:span text:style-name="T10">)</text:span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id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String </text:span><text:span text:style-name="T15">serialNumber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9">private</text:span><text:span text:style-name="T10"> WeaponType </text:span><text:span text:style-name="T15">weaponType</text:span><text:span text:style-name="T10">;</text:span></text:p>
      <text:p text:style-name="P26"><text:tab/></text:p>
      <text:p text:style-name="P25"><text:span text:style-name="T10"><text:tab/></text:span><text:span text:style-name="T13">@Getter</text:span></text:p>
      <text:p text:style-name="P25"><text:span text:style-name="T10"><text:tab/></text:span><text:span text:style-name="T13">@Setter</text:span></text:p>
      <text:p text:style-name="P25"><text:span text:style-name="T10"><text:tab/></text:span><text:span text:style-name="T13">@ManyToOne</text:span></text:p>
      <text:p text:style-name="P25"><text:span text:style-name="T10"><text:tab/></text:span><text:span text:style-name="T9">private</text:span><text:span text:style-name="T10"> Soldier </text:span><text:span text:style-name="T15">soldier</text:span><text:span text:style-name="T10">;</text:span></text:p>
      <text:p text:style-name="P26">}</text:p>
      <text:p text:style-name="P9"/>
      <text:p text:style-name="P7"><text:tab/>Adnotacja @LazyCollection(LazyCollectionOption.FALSE), wyłącza domyślne leniwe kolekcje, czyli ładowanie obiektów-dzieci na żądanie (domyślnie włączone w od Hibernate 3.0) zastępując je ładowaniem ich od razu. Powoduje to rozwiązanie problemu z fetchowaniem, jednak zmniejsza szybkość działania, oraz może powodować wielokrotne wyszukanie tych samych danych (co jednak można bardzo prosto rozwiązać).</text:p>
      <text:p text:style-name="P9"/>
      <text:p text:style-name="P8">6.2) Aplikacja - wstęp</text:p>
      <text:p text:style-name="P8"/>
      <text:p text:style-name="P7"><text:tab/>Nasza aplikacja odwzorowuje architekturę MVC (Model, View, Controller), gdzie poszczególne warstwy odpowiadają za inną funkcjonalność:</text:p>
      <text:p text:style-name="P7"/>
      <text:p text:style-name="P7">- Model – Komunikacja i odwzorowanie bazy danych – Encje, repozytoria do encji</text:p>
      <text:p text:style-name="P7">- View – Interfejs użytkownika – Konsola</text:p>
      <text:p text:style-name="P7">- Controller – Logika biznesowa aplikacji – Akcje</text:p>
      <text:p text:style-name="P7"/>
      <text:p text:style-name="P7">Funkcjonalności zaimplementowane w aplikacji:</text:p>
      <text:p text:style-name="P7"/>
      <text:p text:style-name="P7">- CRUD dla wszystkich encji w bazie danych</text:p>
      <text:p text:style-name="P7">- Możliwość przypinania i odpinania encji do encji</text:p>
      <text:p text:style-name="P7">- Różne sposoby wyszukiwania encji (po Id, w formie zapytania, itp.)</text:p>
      <text:p text:style-name="P7">- Walidacja przy wykonywaniu akcji (np. jeśli żołnierz ma za niski stopień to nie może zostać dowódcą na. Batalionu)</text:p>
      <text:p text:style-name="P7"/>
      <text:p text:style-name="P7"/>
      <text:p text:style-name="P7"/>
      <text:p text:style-name="P8"><text:soft-page-break/>6.3) Akcje</text:p>
      <text:p text:style-name="P7"/>
      <text:p text:style-name="P33">Akcje ogólne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5">Nazwa</text:p>
          </table:table-cell>
          <table:table-cell table:style-name="Tabela3.A1" office:value-type="string">
            <text:p text:style-name="P35">Zadanie</text:p>
          </table:table-cell>
          <table:table-cell table:style-name="Tabela3.A1" office:value-type="string">
            <text:p text:style-name="P35">Opis działania | Algorytm</text:p>
          </table:table-cell>
        </table:table-row>
        <table:table-row table:style-name="Tabela3.1">
          <table:table-cell table:style-name="Tabela3.A2" office:value-type="string">
            <text:p text:style-name="P31">(Interfejs) Action</text:p>
          </table:table-cell>
          <table:table-cell table:style-name="Tabela3.A2" office:value-type="string">
            <text:p text:style-name="P31">Stworzenie wspólnego interfejsu dla wszystkich akcji</text:p>
          </table:table-cell>
          <table:table-cell table:style-name="Tabela3.A2" office:value-type="string">
            <text:p text:style-name="P31">Interfejs udostępnia dwie bezparametrowe metody. <text:line-break/>-<text:span text:style-name="T1">Launch</text:span> - w tej metodzie zawarta jest logika wykonywana przez akcję.</text:p>
            <text:p text:style-name="P31"><text:span text:style-name="T1">-getName</text:span> - służy do uzyskania nazwy identyfikującej daną akcję. Nazwy te są następnie wyświetlane na liście wyboru.</text:p>
          </table:table-cell>
        </table:table-row>
        <table:table-row table:style-name="Tabela3.1">
          <table:table-cell table:style-name="Tabela3.A2" office:value-type="string">
            <text:p text:style-name="P31">AssignCommanderToBattalion</text:p>
          </table:table-cell>
          <table:table-cell table:style-name="Tabela3.A2" office:value-type="string">
            <text:p text:style-name="P31">Dołączenie Dowódcy do Batalionu</text:p>
          </table:table-cell>
          <table:table-cell table:style-name="Tabela3.A2" office:value-type="string">
            <text:p text:style-name="P31">1. Wyszukanie docelowego Batalionu<text:line-break/>2. Wyszukanie Żołnierza o kwalifikacjach dowódcy Batalionu</text:p>
            <text:p text:style-name="P31">3. Usunięcie Żołnierza ze wszystkich dotychczasowych struktur aby zachować spójność danych</text:p>
            <text:p text:style-name="P31">4. Dodanie Żołnierza jako dowódcę Batalionu</text:p>
            <text:p text:style-name="P31">5. Aktualizacja Batalionu w bazie danych</text:p>
          </table:table-cell>
        </table:table-row>
        <table:table-row table:style-name="Tabela3.1">
          <table:table-cell table:style-name="Tabela3.A2" office:value-type="string">
            <text:p text:style-name="P31">AssignCommanderToCompany</text:p>
          </table:table-cell>
          <table:table-cell table:style-name="Tabela3.A2" office:value-type="string">
            <text:p text:style-name="P31">Dołączenie Dowódcy do Kompanii</text:p>
          </table:table-cell>
          <table:table-cell table:style-name="Tabela3.A2" office:value-type="string">
            <text:p text:style-name="P31">1. Wyszukanie docelowej Kompanii <text:line-break/>2. Wyszukanie Żołnierza o kwalifikacjach dowódcy Kompanii</text:p>
            <text:p text:style-name="P31">3. Usunięcie Żołnierza ze wszystkich dotychczasowych struktur aby zachować spójność danych</text:p>
            <text:p text:style-name="P31">4. Dodanie Żołnierza jako dowódcę Kompanii</text:p>
            <text:p text:style-name="P31">5. Aktualizacja Kompanii w bazie danych</text:p>
          </table:table-cell>
        </table:table-row>
        <table:table-row table:style-name="Tabela3.1">
          <table:table-cell table:style-name="Tabela3.A2" office:value-type="string">
            <text:p text:style-name="P31">AssignCommanderToPlatoon</text:p>
          </table:table-cell>
          <table:table-cell table:style-name="Tabela3.A2" office:value-type="string">
            <text:p text:style-name="P31">Dołączenie Dowódcy do Plutonu</text:p>
          </table:table-cell>
          <table:table-cell table:style-name="Tabela3.A2" office:value-type="string">
            <text:p text:style-name="P31">1. Wyszukanie docelowego Plutonu <text:line-break/>2. Wyszukanie Żołnierza o kwalifikacjach dowódcy Plutonu</text:p>
            <text:p text:style-name="P31">3. Usunięcie Żołnierza ze wszystkich dotychczasowych struktur aby zachować spójność danych</text:p>
            <text:p text:style-name="P31">4. Dodanie Żołnierza jako dowódcę Plutonu</text:p>
            <text:p text:style-name="P31">5. Aktualizacja Plutonu w bazie danych</text:p>
          </table:table-cell>
        </table:table-row>
        <table:table-row table:style-name="Tabela3.1">
          <table:table-cell table:style-name="Tabela3.A2" office:value-type="string">
            <text:p text:style-name="P31">AssignCommanderToTeam</text:p>
          </table:table-cell>
          <table:table-cell table:style-name="Tabela3.A2" office:value-type="string">
            <text:p text:style-name="P31">Dołączenie Dowódcy do Grupy</text:p>
          </table:table-cell>
          <table:table-cell table:style-name="Tabela3.A2" office:value-type="string">
            <text:p text:style-name="P31">1. Wyszukanie docelowej Grupy <text:line-break/>2. Wyszukanie Żołnierza o kwalifikacjach dowódcy Grupy</text:p>
            <text:p text:style-name="P31">3. Usunięcie Żołnierza ze wszystkich dotychczasowych struktur aby zachować spójność danych</text:p>
            <text:p text:style-name="P31">4. Dodanie Żołnierza jako członka grupy</text:p>
            <text:p text:style-name="P31">5. Dodanie Żołnierza jako dowódcę Grupy</text:p>
            <text:p text:style-name="P31"><text:soft-page-break/>6. Aktualizacja Grupy w bazie danych</text:p>
            <text:p text:style-name="P31">7. Aktualizacja Żołnierza w bazie danych</text:p>
          </table:table-cell>
        </table:table-row>
        <table:table-row table:style-name="Tabela3.1">
          <table:table-cell table:style-name="Tabela3.A2" office:value-type="string">
            <text:p text:style-name="P31">AssignCompanyToBattalion</text:p>
          </table:table-cell>
          <table:table-cell table:style-name="Tabela3.A2" office:value-type="string">
            <text:p text:style-name="P31">Dołączenie Kompanii do Batalionu</text:p>
          </table:table-cell>
          <table:table-cell table:style-name="Tabela3.A2" office:value-type="string">
            <text:p text:style-name="P31">1. Wyszukanie Batalionu</text:p>
            <text:p text:style-name="P31">2. Wyszukanie Kompanii</text:p>
            <text:p text:style-name="P31">3. Dodanie Kompanii do Batalionu o ile już w nim nie jest<text:line-break/>3.1 Aktualizacja Batalionu w bazie danych</text:p>
            <text:p text:style-name="P31">3.2 Aktualizacja Kompanii w bazie danych</text:p>
          </table:table-cell>
        </table:table-row>
        <table:table-row table:style-name="Tabela3.1">
          <table:table-cell table:style-name="Tabela3.A2" office:value-type="string">
            <text:p text:style-name="P31">AssignPlatoonToCompany</text:p>
          </table:table-cell>
          <table:table-cell table:style-name="Tabela3.A2" office:value-type="string">
            <text:p text:style-name="P31">Dołączenie Plutonu <text:s/>do Kompanii</text:p>
          </table:table-cell>
          <table:table-cell table:style-name="Tabela3.A2" office:value-type="string">
            <text:p text:style-name="P31">1. Wyszukanie Kompanii</text:p>
            <text:p text:style-name="P31">2. Wyszukanie Plutonu</text:p>
            <text:p text:style-name="P31">3. Dodanie Plutonu do Kompanii o ile już w niej nie jest<text:line-break/>3.1 Aktualizacja Kompanii w bazie danych</text:p>
            <text:p text:style-name="P31">3.2 Aktualizacja Plutonu w bazie danych</text:p>
          </table:table-cell>
        </table:table-row>
        <table:table-row table:style-name="Tabela3.1">
          <table:table-cell table:style-name="Tabela3.A2" office:value-type="string">
            <text:p text:style-name="P31">AssignSoldierToTeam</text:p>
          </table:table-cell>
          <table:table-cell table:style-name="Tabela3.A2" office:value-type="string">
            <text:p text:style-name="P31">Dodanie Żołnierza do Grupy</text:p>
          </table:table-cell>
          <table:table-cell table:style-name="Tabela3.A2" office:value-type="string">
            <text:p text:style-name="P31">1. Wyszukanie Grupy</text:p>
            <text:p text:style-name="P31">2. Wyszukanie Żołnierza</text:p>
            <text:p text:style-name="P31">3. Dodanie Żołnierzowi grupy</text:p>
            <text:p text:style-name="P31">4. Dodanie Żołnierza do grupy</text:p>
            <text:p text:style-name="P31">5. Aktualizacja Grupy w bazie danych</text:p>
            <text:p text:style-name="P31">6. Aktualizacja Żołnierza w bazie danych</text:p>
          </table:table-cell>
        </table:table-row>
        <table:table-row table:style-name="Tabela3.1">
          <table:table-cell table:style-name="Tabela3.A2" office:value-type="string">
            <text:p text:style-name="P31">AssignTeamToPlatoon</text:p>
          </table:table-cell>
          <table:table-cell table:style-name="Tabela3.A2" office:value-type="string">
            <text:p text:style-name="P31">Dodanie Grupy do Plutonu</text:p>
          </table:table-cell>
          <table:table-cell table:style-name="Tabela3.A2" office:value-type="string">
            <text:p text:style-name="P31">1. Wyszukanie Plutonu</text:p>
            <text:p text:style-name="P31">2. Wyszukanie Grupy</text:p>
            <text:p text:style-name="P31">3. Dodanie Grupy do plutonu o ile w nim nie jest</text:p>
            <text:p text:style-name="P31">3.1 Aktualizacja Plutonu w bazie danych</text:p>
            <text:p text:style-name="P31">3.2 Aktualizacja Grupy w bazie danych</text:p>
          </table:table-cell>
        </table:table-row>
        <table:table-row table:style-name="Tabela3.1">
          <table:table-cell table:style-name="Tabela3.A2" office:value-type="string">
            <text:p text:style-name="P31">AssignWeaponToSoldier</text:p>
          </table:table-cell>
          <table:table-cell table:style-name="Tabela3.A2" office:value-type="string">
            <text:p text:style-name="P31">Przydzielenie nowej broni do wyposażenia Żołnierza</text:p>
          </table:table-cell>
          <table:table-cell table:style-name="Tabela3.A2" office:value-type="string">
            <text:p text:style-name="P31">1. Wyszukanie Żołnierza</text:p>
            <text:p text:style-name="P31">2. Wyszukanie broni</text:p>
            <text:p text:style-name="P31">3. Przypisanie żołnierza do konkretnej broni</text:p>
            <text:p text:style-name="P31">4. Dodanie broni do kolekcji Żołnierza</text:p>
            <text:p text:style-name="P31">5. Aktualizacja Żołnierza w bazie danych</text:p>
            <text:p text:style-name="P31">6. Aktualizacja Broni w bazie danych</text:p>
          </table:table-cell>
        </table:table-row>
        <table:table-row table:style-name="Tabela3.1">
          <table:table-cell table:style-name="Tabela3.A2" office:value-type="string">
            <text:p text:style-name="P31">Exit</text:p>
          </table:table-cell>
          <table:table-cell table:style-name="Tabela3.A2" office:value-type="string">
            <text:p text:style-name="P31">Zakończenie działania aplikacji</text:p>
          </table:table-cell>
          <table:table-cell table:style-name="Tabela3.A2" office:value-type="string">
            <text:p text:style-name="P31">1. Wywołanie funkcji systemowej służącej do przerwania działania aplikacji</text:p>
          </table:table-cell>
        </table:table-row>
      </table:table>
      <text:p text:style-name="P7"/>
      <text:p text:style-name="P7"/>
      <text:p text:style-name="P7"/>
      <text:p text:style-name="P33"><text:soft-page-break/>Akcje Batalionu: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5">Nazwa</text:p>
          </table:table-cell>
          <table:table-cell table:style-name="Tabela4.A1" office:value-type="string">
            <text:p text:style-name="P35">Zadanie</text:p>
          </table:table-cell>
          <table:table-cell table:style-name="Tabela4.A1" office:value-type="string">
            <text:p text:style-name="P35">Opis działania | Algorytm</text:p>
          </table:table-cell>
        </table:table-row>
        <table:table-row table:style-name="Tabela4.1">
          <table:table-cell table:style-name="Tabela4.A2" office:value-type="string">
            <text:p text:style-name="P31">CreateBattalion</text:p>
          </table:table-cell>
          <table:table-cell table:style-name="Tabela4.A2" office:value-type="string">
            <text:p text:style-name="P31">Stworzenie nowego Batalionu</text:p>
          </table:table-cell>
          <table:table-cell table:style-name="Tabela4.A2" office:value-type="string">
            <text:p text:style-name="P31">1. Stworzenie nowej instancji Batalionu</text:p>
            <text:p text:style-name="P31">2. Pobranie od użytkownika identyfikatora</text:p>
            <text:p text:style-name="P31">3. Przypisanie identyfikatora do Batalionu</text:p>
            <text:p text:style-name="P31">4. Zapisanie Batalionu w bazie danych</text:p>
          </table:table-cell>
        </table:table-row>
        <table:table-row table:style-name="Tabela4.1">
          <table:table-cell table:style-name="Tabela4.A2" office:value-type="string">
            <text:p text:style-name="P31">DeleteBattalion</text:p>
          </table:table-cell>
          <table:table-cell table:style-name="Tabela4.A2" office:value-type="string">
            <text:p text:style-name="P31">Usunięcie z bazy danych wskazanego Batalionu</text:p>
          </table:table-cell>
          <table:table-cell table:style-name="Tabela4.A2" office:value-type="string">
            <text:p text:style-name="P31">1. Wyszukanie Batalionu</text:p>
            <text:p text:style-name="P31">2. Odłączenie Dowódcy od Batalionu</text:p>
            <text:p text:style-name="P31">3. Odłączenie Kompanii od Batalionu</text:p>
            <text:p text:style-name="P31">4. Usunięcie Batalionu w bazie danych</text:p>
          </table:table-cell>
        </table:table-row>
        <table:table-row table:style-name="Tabela4.1">
          <table:table-cell table:style-name="Tabela4.A2" office:value-type="string">
            <text:p text:style-name="P31">FindAllBattalions</text:p>
          </table:table-cell>
          <table:table-cell table:style-name="Tabela4.A2" office:value-type="string">
            <text:p text:style-name="P31">Wyszukanie wszystkich dostępnych Batalionów</text:p>
          </table:table-cell>
          <table:table-cell table:style-name="Tabela4.A2" office:value-type="string">
            <text:p text:style-name="P31">1. Wyszukanie w bazie Batalionów</text:p>
            <text:p text:style-name="P31">2. Wyświetlenie użytkownikowi listy wyników</text:p>
          </table:table-cell>
        </table:table-row>
        <table:table-row table:style-name="Tabela4.1">
          <table:table-cell table:style-name="Tabela4.A2" office:value-type="string">
            <text:p text:style-name="P31">FindBattalionByCommander</text:p>
          </table:table-cell>
          <table:table-cell table:style-name="Tabela4.A2" office:value-type="string">
            <text:p text:style-name="P31">Wyszukanie Batalionu ze wskazanym Dowódcą</text:p>
          </table:table-cell>
          <table:table-cell table:style-name="Tabela4.A2" office:value-type="string">
            <text:p text:style-name="P31">1. Pobranie danych Dowódcy</text:p>
            <text:p text:style-name="P31">2. Wyszukanie listy Żołnierzy o pasujących danych</text:p>
            <text:p text:style-name="P31">3. Dla każdego Dowódcy pobranie jego Batalionu</text:p>
            <text:p text:style-name="P31">3.1 Wyświetlenie listy Batalionów danego Dowódcy</text:p>
          </table:table-cell>
        </table:table-row>
        <table:table-row table:style-name="Tabela4.1">
          <table:table-cell table:style-name="Tabela4.A2" office:value-type="string">
            <text:p text:style-name="P31">FindBattalionById</text:p>
          </table:table-cell>
          <table:table-cell table:style-name="Tabela4.A2" office:value-type="string">
            <text:p text:style-name="P31">Wyszukanie Batalionu po numerze ID</text:p>
          </table:table-cell>
          <table:table-cell table:style-name="Tabela4.A2" office:value-type="string">
            <text:p text:style-name="P31">1. Wyszukanie Batalionu</text:p>
            <text:p text:style-name="P31">2. Wyświetlenie Batalionu</text:p>
            <text:p text:style-name="P31">3. Wyświetlenie Kompanii należących do Batalionu</text:p>
          </table:table-cell>
        </table:table-row>
        <table:table-row table:style-name="Tabela4.1">
          <table:table-cell table:style-name="Tabela4.A2" office:value-type="string">
            <text:p text:style-name="P31">FindBattalionsWithoutCommander</text:p>
          </table:table-cell>
          <table:table-cell table:style-name="Tabela4.A2" office:value-type="string">
            <text:p text:style-name="P31">Wyszukanie Batalionów które nie mają Dowódcy</text:p>
          </table:table-cell>
          <table:table-cell table:style-name="Tabela4.A2" office:value-type="string">
            <text:p text:style-name="P31">1. Wyszukanie Batalionów bez Dowódcy w bazie danych</text:p>
            <text:p text:style-name="P31">2. Wyświetlenie listy wyników użytkownikowi</text:p>
          </table:table-cell>
        </table:table-row>
        <table:table-row table:style-name="Tabela4.1">
          <table:table-cell table:style-name="Tabela4.A2" office:value-type="string">
            <text:p text:style-name="P31">FindBattalionsWithoutCompanies</text:p>
          </table:table-cell>
          <table:table-cell table:style-name="Tabela4.A2" office:value-type="string">
            <text:p text:style-name="P31">Wuszukanie Batalionów które nie mają żadnych Kompanii</text:p>
          </table:table-cell>
          <table:table-cell table:style-name="Tabela4.A2" office:value-type="string">
            <text:p text:style-name="P31">1. Wyszukanie Batalionów bez Kompanii w bazie danych</text:p>
            <text:p text:style-name="P31">2. Wyświetlenie listy wyników użytkownikowi</text:p>
          </table:table-cell>
        </table:table-row>
        <table:table-row table:style-name="Tabela4.1">
          <table:table-cell table:style-name="Tabela4.A2" office:value-type="string">
            <text:p text:style-name="P31">RemoveCommanderFromBattalion</text:p>
          </table:table-cell>
          <table:table-cell table:style-name="Tabela4.A2" office:value-type="string">
            <text:p text:style-name="P31">Usunięcie Dowódcy z wybranego Batalionu</text:p>
          </table:table-cell>
          <table:table-cell table:style-name="Tabela4.A2" office:value-type="string">
            <text:p text:style-name="P31">1. Wyszukanie Batalionu</text:p>
            <text:p text:style-name="P31">2. Ustawienie Dowódcy jako nie zdefiniowany (null)</text:p>
            <text:p text:style-name="P31">3. Aktualizacja Batalionu w bazie danych</text:p>
          </table:table-cell>
        </table:table-row>
        <table:table-row table:style-name="Tabela4.1">
          <table:table-cell table:style-name="Tabela4.A2" office:value-type="string">
            <text:p text:style-name="P31">UpdateBattalion</text:p>
          </table:table-cell>
          <table:table-cell table:style-name="Tabela4.A2" office:value-type="string">
            <text:p text:style-name="P31">Aktualizacja Batalionu</text:p>
          </table:table-cell>
          <table:table-cell table:style-name="Tabela4.A2" office:value-type="string">
            <text:p text:style-name="P31">1. Wyszukanie Batalionu</text:p>
            <text:p text:style-name="P31">2. Pobranie nowego numeru identyfikującego</text:p>
            <text:p text:style-name="P31">3. Ustawienie nowego identyfikatora</text:p>
            <text:p text:style-name="P31">4. Aktualizacja Batalionu w bazie danych</text:p>
          </table:table-cell>
        </table:table-row>
      </table:table>
      <text:p text:style-name="Standard"/>
      <text:p text:style-name="Standard"/>
      <text:p text:style-name="P58">Akcje Kompanii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5">Nazwa</text:p>
          </table:table-cell>
          <table:table-cell table:style-name="Tabela5.A1" office:value-type="string">
            <text:p text:style-name="P35">Zadanie</text:p>
          </table:table-cell>
          <table:table-cell table:style-name="Tabela5.A1" office:value-type="string">
            <text:p text:style-name="P35">Opis działania | Algorytm</text:p>
          </table:table-cell>
        </table:table-row>
        <table:table-row table:style-name="Tabela5.1">
          <table:table-cell table:style-name="Tabela5.A2" office:value-type="string">
            <text:p text:style-name="P31">CreateCompany</text:p>
          </table:table-cell>
          <table:table-cell table:style-name="Tabela5.A2" office:value-type="string">
            <text:p text:style-name="P31">Stworzenie nowej Kompanii</text:p>
          </table:table-cell>
          <table:table-cell table:style-name="Tabela5.A2" office:value-type="string">
            <text:p text:style-name="P31">1. Stworzenie nowej instancji Kompanii</text:p>
            <text:p text:style-name="P31">2. Pobranie od użytkownika identyfikatora</text:p>
            <text:p text:style-name="P31">3. Przypisanie identyfikatora do Kompanii</text:p>
            <text:p text:style-name="P31">4. Zapisanie Kompanii w bazie danych</text:p>
          </table:table-cell>
        </table:table-row>
        <table:table-row table:style-name="Tabela5.1">
          <table:table-cell table:style-name="Tabela5.A2" office:value-type="string">
            <text:p text:style-name="P31">DeleteCompany</text:p>
          </table:table-cell>
          <table:table-cell table:style-name="Tabela5.A2" office:value-type="string">
            <text:p text:style-name="P31">Usunięcie z bazy danych wskazanej Kompanii</text:p>
          </table:table-cell>
          <table:table-cell table:style-name="Tabela5.A2" office:value-type="string">
            <text:p text:style-name="P31">1. Wyszukanie Kompanii</text:p>
            <text:p text:style-name="P31">2. Odłączenie Dowódcy od Kompanii</text:p>
            <text:p text:style-name="P31">3. Odłączenie Plutonów od Kompanii</text:p>
            <text:p text:style-name="P31">4. Usunięcie Kompanii w bazie danych</text:p>
          </table:table-cell>
        </table:table-row>
        <table:table-row table:style-name="Tabela5.1">
          <table:table-cell table:style-name="Tabela5.A2" office:value-type="string">
            <text:p text:style-name="P31">FindAllCompanies</text:p>
          </table:table-cell>
          <table:table-cell table:style-name="Tabela5.A2" office:value-type="string">
            <text:p text:style-name="P31">Wyszukanie wszystkich dostępnych Kompanii</text:p>
          </table:table-cell>
          <table:table-cell table:style-name="Tabela5.A2" office:value-type="string">
            <text:p text:style-name="P31">1. Wyszukanie w bazie Kompanii</text:p>
            <text:p text:style-name="P31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1">FindCompaniesWithoutBattalion</text:p>
          </table:table-cell>
          <table:table-cell table:style-name="Tabela5.A2" office:value-type="string">
            <text:p text:style-name="P31">Wyszukanie Kompanii które nie mają Batalionu</text:p>
          </table:table-cell>
          <table:table-cell table:style-name="Tabela5.A2" office:value-type="string">
            <text:p text:style-name="P31">1. Wyszukanie w bazie Kompanii</text:p>
            <text:p text:style-name="P31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1">FindCompaniesWithoutCommander</text:p>
          </table:table-cell>
          <table:table-cell table:style-name="Tabela5.A2" office:value-type="string">
            <text:p text:style-name="P31">Wyszukanie Kompanii które nie mają dowódcy</text:p>
          </table:table-cell>
          <table:table-cell table:style-name="Tabela5.A2" office:value-type="string">
            <text:p text:style-name="P31">1. Wyszukanie w bazie Kompanii</text:p>
            <text:p text:style-name="P31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1">FindCompaniesWithoutPlatons</text:p>
          </table:table-cell>
          <table:table-cell table:style-name="Tabela5.A2" office:value-type="string">
            <text:p text:style-name="P31">Wyszukanie Kompanii które nie mają Plutonów</text:p>
          </table:table-cell>
          <table:table-cell table:style-name="Tabela5.A2" office:value-type="string">
            <text:p text:style-name="P31">1. Wyszukanie w bazie Kompanii</text:p>
            <text:p text:style-name="P31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1">FindCompanyByCommander</text:p>
          </table:table-cell>
          <table:table-cell table:style-name="Tabela5.A2" office:value-type="string">
            <text:p text:style-name="P31">Wyszukanie Kompanii ze wskazanym Dowódcą</text:p>
          </table:table-cell>
          <table:table-cell table:style-name="Tabela5.A2" office:value-type="string">
            <text:p text:style-name="P31">1. Pobranie danych Dowódcy</text:p>
            <text:p text:style-name="P31">2. Wyszukanie listy Żołnierzy o pasujących danych</text:p>
            <text:p text:style-name="P31">3. Dla każdego Dowódcy pobranie jego Kompanii</text:p>
            <text:p text:style-name="P31">3.1 Wyświetlenie listy Kompanii danego Dowódcy</text:p>
          </table:table-cell>
        </table:table-row>
        <table:table-row table:style-name="Tabela5.1">
          <table:table-cell table:style-name="Tabela5.A2" office:value-type="string">
            <text:p text:style-name="P31">FindCompanyById</text:p>
          </table:table-cell>
          <table:table-cell table:style-name="Tabela5.A2" office:value-type="string">
            <text:p text:style-name="P31">Wyszukanie Kompanii po numerze ID</text:p>
          </table:table-cell>
          <table:table-cell table:style-name="Tabela5.A2" office:value-type="string">
            <text:p text:style-name="P31">1. Wyszukanie Kompanii</text:p>
            <text:p text:style-name="P31">2. Wyświetlenie Kompanii</text:p>
            <text:p text:style-name="P31">3. Wyświetlenie Batalionu do jakiego należy kompania</text:p>
            <text:p text:style-name="P31">3. Wyświetlenie Plutonów należących do Batalionu</text:p>
          </table:table-cell>
        </table:table-row>
        <table:table-row table:style-name="Tabela5.1">
          <table:table-cell table:style-name="Tabela5.A2" office:value-type="string">
            <text:p text:style-name="P31">RemoveCommanderFromCompany</text:p>
          </table:table-cell>
          <table:table-cell table:style-name="Tabela5.A2" office:value-type="string">
            <text:p text:style-name="P31">Usunięcie Dowódcy z wybranej Kompanii</text:p>
          </table:table-cell>
          <table:table-cell table:style-name="Tabela5.A2" office:value-type="string">
            <text:p text:style-name="P31">1. Wyszukanie Kompanii</text:p>
            <text:p text:style-name="P31">2. Ustawienie Dowódcy jako nie zdefiniowany (null)</text:p>
            <text:p text:style-name="P31">3. Aktualizacja Kompanii w bazie danych</text:p>
          </table:table-cell>
        </table:table-row>
        <table:table-row table:style-name="Tabela5.1">
          <table:table-cell table:style-name="Tabela5.A2" office:value-type="string">
            <text:p text:style-name="P31">UpdateCompany</text:p>
          </table:table-cell>
          <table:table-cell table:style-name="Tabela5.A2" office:value-type="string">
            <text:p text:style-name="P31">Aktualizacja Kompanii</text:p>
          </table:table-cell>
          <table:table-cell table:style-name="Tabela5.A2" office:value-type="string">
            <text:p text:style-name="P31">1. Wyszukanie Kompanii</text:p>
            <text:p text:style-name="P31">2. Pobranie nowego numeru identyfikującego</text:p>
            <text:p text:style-name="P31">3. Ustawienie nowego identyfikatora</text:p>
            <text:p text:style-name="P31">4. Aktualizacja Kompanii w bazie danych</text:p>
          </table:table-cell>
        </table:table-row>
      </table:table>
      <text:p text:style-name="P33"><text:soft-page-break/></text:p>
      <text:p text:style-name="P33">Akcje Plutonu: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5">Nazwa</text:p>
          </table:table-cell>
          <table:table-cell table:style-name="Tabela6.A1" office:value-type="string">
            <text:p text:style-name="P35">Zadanie</text:p>
          </table:table-cell>
          <table:table-cell table:style-name="Tabela6.A1" office:value-type="string">
            <text:p text:style-name="P35">Opis działania | Algorytm</text:p>
          </table:table-cell>
        </table:table-row>
        <table:table-row table:style-name="Tabela6.1">
          <table:table-cell table:style-name="Tabela6.A2" office:value-type="string">
            <text:p text:style-name="P31">CreatePlatoon</text:p>
          </table:table-cell>
          <table:table-cell table:style-name="Tabela6.A2" office:value-type="string">
            <text:p text:style-name="P31">Stworzenie nowego Plutonu</text:p>
          </table:table-cell>
          <table:table-cell table:style-name="Tabela6.A2" office:value-type="string">
            <text:p text:style-name="P31">1. Stworzenie nowej instancji Plutonu</text:p>
            <text:p text:style-name="P31">2. Pobranie od użytkownika identyfikatora</text:p>
            <text:p text:style-name="P31">3. Przypisanie identyfikatora do Plutonu</text:p>
            <text:p text:style-name="P31">4. Zapisanie Plutonu w bazie danych</text:p>
          </table:table-cell>
        </table:table-row>
        <table:table-row table:style-name="Tabela6.1">
          <table:table-cell table:style-name="Tabela6.A2" office:value-type="string">
            <text:p text:style-name="P31">DeletePlatoon</text:p>
          </table:table-cell>
          <table:table-cell table:style-name="Tabela6.A2" office:value-type="string">
            <text:p text:style-name="P31">Usunięcie z bazy danych wskazanego Plutonu</text:p>
          </table:table-cell>
          <table:table-cell table:style-name="Tabela6.A2" office:value-type="string">
            <text:p text:style-name="P31">1. Wyszukanie Plutonu</text:p>
            <text:p text:style-name="P31">2. Odłączenie Dowódcy od Plutonu</text:p>
            <text:p text:style-name="P31">3. Odłączenie Grup od Plutonu</text:p>
            <text:p text:style-name="P31">4. Usunięcie Plutonu w bazie danych</text:p>
          </table:table-cell>
        </table:table-row>
        <table:table-row table:style-name="Tabela6.1">
          <table:table-cell table:style-name="Tabela6.A2" office:value-type="string">
            <text:p text:style-name="P31">FindAllPlatoons</text:p>
          </table:table-cell>
          <table:table-cell table:style-name="Tabela6.A2" office:value-type="string">
            <text:p text:style-name="P31">Wyszukanie wszystkich dostępnych Plutonów</text:p>
          </table:table-cell>
          <table:table-cell table:style-name="Tabela6.A2" office:value-type="string">
            <text:p text:style-name="P31">1. Wyszukanie w bazie Plutonów</text:p>
            <text:p text:style-name="P31">2. Wyświetlenie użytkownikowi listy wyników</text:p>
          </table:table-cell>
        </table:table-row>
        <table:table-row table:style-name="Tabela6.1">
          <table:table-cell table:style-name="Tabela6.A2" office:value-type="string">
            <text:p text:style-name="P31">FindPlatoonByCommander</text:p>
          </table:table-cell>
          <table:table-cell table:style-name="Tabela6.A2" office:value-type="string">
            <text:p text:style-name="P31">Wyszukanie Plutonu ze wskazanym Dowódcą</text:p>
          </table:table-cell>
          <table:table-cell table:style-name="Tabela6.A2" office:value-type="string">
            <text:p text:style-name="P31">1. Pobranie danych Dowódcy</text:p>
            <text:p text:style-name="P31">2. Wyszukanie listy Żołnierzy o pasujących danych</text:p>
            <text:p text:style-name="P31">3. Dla każdego Dowódcy pobranie jego Plutonów</text:p>
            <text:p text:style-name="P31">3.1 Wyświetlenie listy Plutonów danego Dowódcy</text:p>
          </table:table-cell>
        </table:table-row>
        <table:table-row table:style-name="Tabela6.1">
          <table:table-cell table:style-name="Tabela6.A2" office:value-type="string">
            <text:p text:style-name="P31">FindPlatoonById</text:p>
          </table:table-cell>
          <table:table-cell table:style-name="Tabela6.A2" office:value-type="string">
            <text:p text:style-name="P31">Wyszukanie Plutonu po numerze ID</text:p>
          </table:table-cell>
          <table:table-cell table:style-name="Tabela6.A2" office:value-type="string">
            <text:p text:style-name="P31">1. Wyszukanie Plutonu</text:p>
            <text:p text:style-name="P31">2. Wyświetlenie Plutonu</text:p>
            <text:p text:style-name="P31">3. Wyświetlenie Kompanii danego Plutonu</text:p>
            <text:p text:style-name="P31">4. Wyświetlenie listy Grup danego Plutonu</text:p>
          </table:table-cell>
        </table:table-row>
        <table:table-row table:style-name="Tabela6.1">
          <table:table-cell table:style-name="Tabela6.A2" office:value-type="string">
            <text:p text:style-name="P31">FindPlatoonsWithoutCommander</text:p>
          </table:table-cell>
          <table:table-cell table:style-name="Tabela6.A2" office:value-type="string">
            <text:p text:style-name="P31">Wyszukanie Plutonów które nie mają Dowódcy</text:p>
          </table:table-cell>
          <table:table-cell table:style-name="Tabela6.A2" office:value-type="string">
            <text:p text:style-name="P31">1. Wyszukanie Plutonów bez Dowódcy w bazie danych</text:p>
            <text:p text:style-name="P31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1">FindPlatoonsWithoutCompanies</text:p>
          </table:table-cell>
          <table:table-cell table:style-name="Tabela6.A2" office:value-type="string">
            <text:p text:style-name="P31">Wyszukanie Plutonów które nie mają Kompanii</text:p>
          </table:table-cell>
          <table:table-cell table:style-name="Tabela6.A2" office:value-type="string">
            <text:p text:style-name="P31">1. Wyszukanie Plutonów bez Kompanii w bazie danych</text:p>
            <text:p text:style-name="P31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1">FindPlatoonsWithoutTeams</text:p>
          </table:table-cell>
          <table:table-cell table:style-name="Tabela6.A2" office:value-type="string">
            <text:p text:style-name="P31">Wyszukanie Plutonów które nie mają żadnych Grup</text:p>
          </table:table-cell>
          <table:table-cell table:style-name="Tabela6.A2" office:value-type="string">
            <text:p text:style-name="P31">1. Wyszukanie Plutonów bez Grup w bazie danych</text:p>
            <text:p text:style-name="P31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1">RemoveCommanderFromPlatoon</text:p>
          </table:table-cell>
          <table:table-cell table:style-name="Tabela6.A2" office:value-type="string">
            <text:p text:style-name="P31">Usunięcie Dowódcy z wybranego Plutonu</text:p>
          </table:table-cell>
          <table:table-cell table:style-name="Tabela6.A2" office:value-type="string">
            <text:p text:style-name="P31">1. Wyszukanie Plutonu</text:p>
            <text:p text:style-name="P31">2. Ustawienie Dowódcy jako nie zdefiniowany (null)</text:p>
            <text:p text:style-name="P31">3. Aktualizacja Plutonu w bazie danych</text:p>
          </table:table-cell>
        </table:table-row>
        <table:table-row table:style-name="Tabela6.1">
          <table:table-cell table:style-name="Tabela6.A2" office:value-type="string">
            <text:p text:style-name="P31">UpdatePlatoon</text:p>
          </table:table-cell>
          <table:table-cell table:style-name="Tabela6.A2" office:value-type="string">
            <text:p text:style-name="P31">Aktualizacja Plutonu</text:p>
          </table:table-cell>
          <table:table-cell table:style-name="Tabela6.A2" office:value-type="string">
            <text:p text:style-name="P31">1. Wyszukanie Plutonu</text:p>
            <text:p text:style-name="P31">2. Pobranie nowego numeru identyfikującego</text:p>
            <text:p text:style-name="P31">3. Ustawienie nowego identyfikatora</text:p>
            <text:p text:style-name="P31"><text:soft-page-break/>4. Aktualizacja Plutonu w bazie danych</text:p>
          </table:table-cell>
        </table:table-row>
      </table:table>
      <text:p text:style-name="P7"/>
      <text:p text:style-name="P19">Akcje Żołnierza: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5">Nazwa</text:p>
          </table:table-cell>
          <table:table-cell table:style-name="Tabela7.A1" office:value-type="string">
            <text:p text:style-name="P35">Zadanie</text:p>
          </table:table-cell>
          <table:table-cell table:style-name="Tabela7.A1" office:value-type="string">
            <text:p text:style-name="P35">Opis działania | Algorytm</text:p>
          </table:table-cell>
        </table:table-row>
        <table:table-row table:style-name="Tabela7.1">
          <table:table-cell table:style-name="Tabela7.A2" office:value-type="string">
            <text:p text:style-name="P31">CreateSoldier</text:p>
          </table:table-cell>
          <table:table-cell table:style-name="Tabela7.A2" office:value-type="string">
            <text:p text:style-name="P31">Stworzenie nowego żołnierza</text:p>
          </table:table-cell>
          <table:table-cell table:style-name="Tabela7.A2" office:value-type="string">
            <text:p text:style-name="P31">1. Stworzenie nowej instancji żołnierza</text:p>
            <text:p text:style-name="P31">2. Pobranie od użytkownika imienia i przypisanie go do żołnierza</text:p>
            <text:p text:style-name="P31">3. <text:s/>Pobranie od użytkownika nazwiska i przypisanie go do żołnierza</text:p>
            <text:p text:style-name="P31">4. <text:s/>Pobranie od użytkownika poprawnej grupy krwi i przypisanie jej do żołnierza</text:p>
            <text:p text:style-name="P31">5. Pobranie od użytkownika poprawnego stopnia i przypisanie go do żołnierza</text:p>
            <text:p text:style-name="P31">6. Zapisanie żołnierza w bazie danych</text:p>
          </table:table-cell>
        </table:table-row>
        <table:table-row table:style-name="Tabela7.1">
          <table:table-cell table:style-name="Tabela7.A3" office:value-type="string">
            <text:p text:style-name="P31">DeleteSoldier</text:p>
          </table:table-cell>
          <table:table-cell table:style-name="Tabela7.A3" office:value-type="string">
            <text:p text:style-name="P31">Usunięcie z bazy danych wskazanego żołnierza</text:p>
          </table:table-cell>
          <table:table-cell table:style-name="Tabela7.A3" office:value-type="string">
            <text:list xml:id="list3449784899075129579" text:style-name="L2">
              <text:list-item>
                <text:p text:style-name="P37">Wyszukanie żołnierza</text:p>
              </text:list-item>
              <text:list-item>
                <text:p text:style-name="P37">Odłączenie broni od żołnierza</text:p>
              </text:list-item>
              <text:list-item>
                <text:p text:style-name="P37">Odłączenie żołnierza od drużyny</text:p>
              </text:list-item>
              <text:list-item>
                <text:p text:style-name="P37">Odłączenie dowódcy od drużyny</text:p>
              </text:list-item>
              <text:list-item>
                <text:p text:style-name="P37">Odłączenie dowódcy od plutonu</text:p>
              </text:list-item>
              <text:list-item>
                <text:p text:style-name="P37">Odłączenie dowódcy od kompanii</text:p>
              </text:list-item>
              <text:list-item>
                <text:p text:style-name="P37">Odłączenie dowódcy od batalionu</text:p>
              </text:list-item>
              <text:list-item>
                <text:p text:style-name="P37">Usunięcie żołnierza z bazy danych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1">FindAllSoldiers</text:p>
          </table:table-cell>
          <table:table-cell table:style-name="Tabela7.A3" office:value-type="string">
            <text:p text:style-name="P31">Wyszukanie wszystkich dostępnych w bazie żołnierzy</text:p>
          </table:table-cell>
          <table:table-cell table:style-name="Tabela7.A3" office:value-type="string">
            <text:list xml:id="list4445742301675129138" text:style-name="L3">
              <text:list-item>
                <text:p text:style-name="P38">Wyszukanie w bazie żołnierzy</text:p>
              </text:list-item>
              <text:list-item>
                <text:p text:style-name="P38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1">FindSoldierById</text:p>
          </table:table-cell>
          <table:table-cell table:style-name="Tabela7.A3" office:value-type="string">
            <text:p text:style-name="P31">Wyszukanie żołnierza po ID</text:p>
          </table:table-cell>
          <table:table-cell table:style-name="Tabela7.A3" office:value-type="string">
            <text:list xml:id="list3317719893509068835" text:style-name="L4">
              <text:list-item>
                <text:p text:style-name="P39">Wyszukanie żołnierza</text:p>
              </text:list-item>
              <text:list-item>
                <text:p text:style-name="P39">Wyświetlenie żołnierza</text:p>
              </text:list-item>
              <text:list-item>
                <text:p text:style-name="P39">Wyświetlenie drużyny danego żołnierza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1">FindSoldiersWithoutTeam</text:p>
          </table:table-cell>
          <table:table-cell table:style-name="Tabela7.A3" office:value-type="string">
            <text:p text:style-name="P31">Wyszukanie żołnierzy bez drużyn</text:p>
          </table:table-cell>
          <table:table-cell table:style-name="Tabela7.A3" office:value-type="string">
            <text:list xml:id="list8859509004004837216" text:style-name="L5">
              <text:list-item>
                <text:p text:style-name="P40">Wyszukanie żołnierzy bez drużyn w bazie danych</text:p>
              </text:list-item>
              <text:list-item>
                <text:p text:style-name="P40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1">FindSoldiersWithoutWeapon</text:p>
          </table:table-cell>
          <table:table-cell table:style-name="Tabela7.A3" office:value-type="string">
            <text:p text:style-name="P31">Wyszukanie żołnierzy bez broni</text:p>
          </table:table-cell>
          <table:table-cell table:style-name="Tabela7.A3" office:value-type="string">
            <text:list xml:id="list4520078937965917098" text:style-name="L6">
              <text:list-item>
                <text:p text:style-name="P41">Wyszukanie żołnierzy bez broni w bazie danych</text:p>
              </text:list-item>
              <text:list-item>
                <text:p text:style-name="P41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1">UpdateSoldier</text:p>
          </table:table-cell>
          <table:table-cell table:style-name="Tabela7.A3" office:value-type="string">
            <text:p text:style-name="P31">Aktualizacja żołnierza</text:p>
          </table:table-cell>
          <table:table-cell table:style-name="Tabela7.A3" office:value-type="string">
            <text:list xml:id="list288818598448714721" text:style-name="L7">
              <text:list-item>
                <text:p text:style-name="P42">Wyszukanie żołnierza</text:p>
              </text:list-item>
              <text:list-item>
                <text:p text:style-name="P42">Pobranie nowego imienia</text:p>
              </text:list-item>
              <text:list-item>
                <text:p text:style-name="P42">Ustawienie nowego imienia</text:p>
              </text:list-item>
              <text:list-item>
                <text:p text:style-name="P42">Pobranie nowego nazwiska</text:p>
              </text:list-item>
              <text:list-item>
                <text:p text:style-name="P42"><text:soft-page-break/>Ustawienie nowego nazwiska</text:p>
              </text:list-item>
              <text:list-item>
                <text:p text:style-name="P42">Pobranie nowej grupy krwi</text:p>
              </text:list-item>
              <text:list-item>
                <text:p text:style-name="P42">Ustawienie nowej grupy krwi</text:p>
              </text:list-item>
              <text:list-item>
                <text:p text:style-name="P42">Pobranie nowego stopnia</text:p>
              </text:list-item>
              <text:list-item>
                <text:p text:style-name="P42">Ustawienie nowego stopnia</text:p>
              </text:list-item>
              <text:list-item>
                <text:p text:style-name="P42">Aktualizacja zołnierza w bazie danych</text:p>
              </text:list-item>
            </text:list>
          </table:table-cell>
        </table:table-row>
      </table:table>
      <text:p text:style-name="Standard"/>
      <text:p text:style-name="P18">Akcje drużyny: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5">Nazwa</text:p>
          </table:table-cell>
          <table:table-cell table:style-name="Tabela8.A1" office:value-type="string">
            <text:p text:style-name="P35">Zadanie</text:p>
          </table:table-cell>
          <table:table-cell table:style-name="Tabela8.A1" office:value-type="string">
            <text:p text:style-name="P35">Opis działania | Algorytm</text:p>
          </table:table-cell>
        </table:table-row>
        <table:table-row table:style-name="Tabela8.1">
          <table:table-cell table:style-name="Tabela8.A2" office:value-type="string">
            <text:p text:style-name="P31">CreateTeam</text:p>
          </table:table-cell>
          <table:table-cell table:style-name="Tabela8.A2" office:value-type="string">
            <text:p text:style-name="P31">Stworzenie nowej drużyny</text:p>
          </table:table-cell>
          <table:table-cell table:style-name="Tabela8.A2" office:value-type="string">
            <text:p text:style-name="P31">1. Stworzenie nowej instancji drużyny</text:p>
            <text:p text:style-name="P31">2. Pobranie od użytkownika numeru i przypisanie go do drużyny</text:p>
            <text:p text:style-name="P31">3. Zapisanie druzyny w bazie danych</text:p>
          </table:table-cell>
        </table:table-row>
        <table:table-row table:style-name="Tabela8.1">
          <table:table-cell table:style-name="Tabela8.A3" office:value-type="string">
            <text:p text:style-name="P31">DeleteTeam</text:p>
          </table:table-cell>
          <table:table-cell table:style-name="Tabela8.A3" office:value-type="string">
            <text:p text:style-name="P31">Usunięcie z bazy danych wskazanej drużyny</text:p>
          </table:table-cell>
          <table:table-cell table:style-name="Tabela8.A3" office:value-type="string">
            <text:list xml:id="list7038295606609236435" text:style-name="L8">
              <text:list-item>
                <text:p text:style-name="P43">Wyszukanie drużyny</text:p>
              </text:list-item>
              <text:list-item>
                <text:p text:style-name="P43">Odłączenie dowódcy od drużyny</text:p>
              </text:list-item>
              <text:list-item>
                <text:p text:style-name="P43">Odłączenie żołnierzy od drużyny</text:p>
              </text:list-item>
              <text:list-item>
                <text:p text:style-name="P43">usunięcie drużyny z bazy danych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FindAllTeams</text:p>
          </table:table-cell>
          <table:table-cell table:style-name="Tabela8.A3" office:value-type="string">
            <text:p text:style-name="P31">Wyszukanie w bazie wszystkich dostępnych drużyn</text:p>
          </table:table-cell>
          <table:table-cell table:style-name="Tabela8.A3" office:value-type="string">
            <text:list xml:id="list7163709137463294072" text:style-name="L9">
              <text:list-item>
                <text:p text:style-name="P44">Wyszukanie w bazie drużyn</text:p>
              </text:list-item>
              <text:list-item>
                <text:p text:style-name="P44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FindTeamByCommander</text:p>
          </table:table-cell>
          <table:table-cell table:style-name="Tabela8.A3" office:value-type="string">
            <text:p text:style-name="P31">Wyszukanie drużyny ze wskazanym dowódcą</text:p>
          </table:table-cell>
          <table:table-cell table:style-name="Tabela8.A3" office:value-type="string">
            <text:list xml:id="list7283855700968737557" text:style-name="L10">
              <text:list-item>
                <text:p text:style-name="P45">Pobranie danych dowódcy</text:p>
              </text:list-item>
              <text:list-item>
                <text:p text:style-name="P45">Wyszukanie listy żołnierzy o pasujących danych</text:p>
              </text:list-item>
              <text:list-item>
                <text:p text:style-name="P45">Dla każdego dowódcy pobranie jego drużyn</text:p>
              </text:list-item>
              <text:list-item>
                <text:p text:style-name="P45">Wyświetlenie listy druzyn danego dowódcy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FindTeamById</text:p>
          </table:table-cell>
          <table:table-cell table:style-name="Tabela8.A3" office:value-type="string">
            <text:p text:style-name="P31">Wyszukanie drużyny po ID</text:p>
          </table:table-cell>
          <table:table-cell table:style-name="Tabela8.A3" office:value-type="string">
            <text:list xml:id="list169064494285902125" text:style-name="L11">
              <text:list-item>
                <text:p text:style-name="P46">Wyszukanie drużyny</text:p>
              </text:list-item>
              <text:list-item>
                <text:p text:style-name="P46">Wyświetlenie drużyny</text:p>
              </text:list-item>
              <text:list-item>
                <text:p text:style-name="P46">Wyświetlenie żołnierzy w drużynie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FindTeamsWithoutCommander</text:p>
          </table:table-cell>
          <table:table-cell table:style-name="Tabela8.A3" office:value-type="string">
            <text:p text:style-name="P31">Wyszukanie druzyn bez dowódców</text:p>
          </table:table-cell>
          <table:table-cell table:style-name="Tabela8.A3" office:value-type="string">
            <text:list xml:id="list8863239750811866543" text:style-name="L12">
              <text:list-item>
                <text:p text:style-name="P47">Wyszukanie druzyn bez dowódców w bazie danych</text:p>
              </text:list-item>
              <text:list-item>
                <text:p text:style-name="P47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FindTeamsWithoutPlatoon</text:p>
          </table:table-cell>
          <table:table-cell table:style-name="Tabela8.A3" office:value-type="string">
            <text:p text:style-name="P31">Wyszukanie drużyn bez plutonów</text:p>
          </table:table-cell>
          <table:table-cell table:style-name="Tabela8.A3" office:value-type="string">
            <text:list xml:id="list4578324163337373631" text:style-name="L13">
              <text:list-item>
                <text:p text:style-name="P48">Wyszukanie drużyn bez plutonów w bazie danych</text:p>
              </text:list-item>
              <text:list-item>
                <text:p text:style-name="P48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FindTeamsWithoutSoldiers</text:p>
          </table:table-cell>
          <table:table-cell table:style-name="Tabela8.A3" office:value-type="string">
            <text:p text:style-name="P31">Wyszukanie drużyn bez żołnierzy</text:p>
          </table:table-cell>
          <table:table-cell table:style-name="Tabela8.A3" office:value-type="string">
            <text:list xml:id="list5142236671687011140" text:style-name="L14">
              <text:list-item>
                <text:p text:style-name="P49">Wyszukanie druzyn bez żołnierzy w bazie danych</text:p>
              </text:list-item>
              <text:list-item>
                <text:p text:style-name="P49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RemoveCommanderFromTeam</text:p>
          </table:table-cell>
          <table:table-cell table:style-name="Tabela8.A3" office:value-type="string">
            <text:p text:style-name="P31">Usunięcie dowódcy z danej drużyny</text:p>
          </table:table-cell>
          <table:table-cell table:style-name="Tabela8.A3" office:value-type="string">
            <text:list xml:id="list5481692582675401885" text:style-name="L15">
              <text:list-item>
                <text:p text:style-name="P50">Wyszukanie danej druzyny</text:p>
              </text:list-item>
              <text:list-item>
                <text:p text:style-name="P50">Ustawienie dowódcy w drużynie na null</text:p>
              </text:list-item>
              <text:list-item>
                <text:p text:style-name="P50">Aktualizacja drużyny w bazie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1">UpdateTeam</text:p>
          </table:table-cell>
          <table:table-cell table:style-name="Tabela8.A3" office:value-type="string">
            <text:p text:style-name="P31">Aktualizacja drużyny</text:p>
          </table:table-cell>
          <table:table-cell table:style-name="Tabela8.A3" office:value-type="string">
            <text:list xml:id="list8466396997513180622" text:style-name="L16">
              <text:list-item>
                <text:p text:style-name="P51">Wyszukanie druzyny</text:p>
              </text:list-item>
              <text:list-item>
                <text:p text:style-name="P51">Ustawienie nowego numeru drużyny</text:p>
              </text:list-item>
              <text:list-item>
                <text:p text:style-name="P51"><text:soft-page-break/>Aktualizacja drużyny w bazie</text:p>
              </text:list-item>
            </text:list>
          </table:table-cell>
        </table:table-row>
      </table:table>
      <text:p text:style-name="Standard"/>
      <text:p text:style-name="P18">Akcje broni: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35">Nazwa</text:p>
          </table:table-cell>
          <table:table-cell table:style-name="Tabela9.A1" office:value-type="string">
            <text:p text:style-name="P35">Zadanie</text:p>
          </table:table-cell>
          <table:table-cell table:style-name="Tabela9.A1" office:value-type="string">
            <text:p text:style-name="P35">Opis działania | Algorytm</text:p>
          </table:table-cell>
        </table:table-row>
        <table:table-row table:style-name="Tabela9.1">
          <table:table-cell table:style-name="Tabela9.A2" office:value-type="string">
            <text:p text:style-name="P31">CreateWeapon</text:p>
          </table:table-cell>
          <table:table-cell table:style-name="Tabela9.A2" office:value-type="string">
            <text:p text:style-name="P31">Stworzenie nowej broni</text:p>
          </table:table-cell>
          <table:table-cell table:style-name="Tabela9.A2" office:value-type="string">
            <text:p text:style-name="P31">1. Stworzenie nowej instancji broni</text:p>
            <text:p text:style-name="P31">2. Pobranie od użytkownika nazwy i przypisanie jej do broni</text:p>
            <text:list xml:id="list5359780186178706319" text:style-name="L17">
              <text:list-item>
                <text:p text:style-name="P52">Pobranie od użytkownika numeru seryjnego i przypisanie go do broni</text:p>
              </text:list-item>
              <text:list-item>
                <text:p text:style-name="P52">Pobranie do użytkownika poprawnego typu i przypisanie go do broni</text:p>
              </text:list-item>
              <text:list-item>
                <text:p text:style-name="P52">Zapisanie broni w baze danych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1">DeleteWeapon</text:p>
          </table:table-cell>
          <table:table-cell table:style-name="Tabela9.A3" office:value-type="string">
            <text:p text:style-name="P31">Usunięcie wybranej broni</text:p>
          </table:table-cell>
          <table:table-cell table:style-name="Tabela9.A3" office:value-type="string">
            <text:list xml:id="list2283444661827689611" text:style-name="L18">
              <text:list-item>
                <text:p text:style-name="P53">Wyszukanie broni</text:p>
              </text:list-item>
              <text:list-item>
                <text:p text:style-name="P53">Usunięcie broni z bazy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1">FindAllWeapons</text:p>
          </table:table-cell>
          <table:table-cell table:style-name="Tabela9.A3" office:value-type="string">
            <text:p text:style-name="P31">Wyszukanie całej dostępnej broni z bazy</text:p>
          </table:table-cell>
          <table:table-cell table:style-name="Tabela9.A3" office:value-type="string">
            <text:list xml:id="list8113304821855826218" text:style-name="L19">
              <text:list-item>
                <text:p text:style-name="P54">Wyszukanie w bazie broni</text:p>
              </text:list-item>
              <text:list-item>
                <text:p text:style-name="P54">Wyświetlenie listy wyników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1">FindWeaponById</text:p>
          </table:table-cell>
          <table:table-cell table:style-name="Tabela9.A3" office:value-type="string">
            <text:p text:style-name="P31">Wyszukanie w bazie broni o podanym ID</text:p>
          </table:table-cell>
          <table:table-cell table:style-name="Tabela9.A3" office:value-type="string">
            <text:list xml:id="list7585175524889692330" text:style-name="L20">
              <text:list-item>
                <text:p text:style-name="P55">Wyszukanie broni</text:p>
              </text:list-item>
              <text:list-item>
                <text:p text:style-name="P55">Wyświetlenie broni</text:p>
              </text:list-item>
              <text:list-item>
                <text:p text:style-name="P55">Wyświetlenie żołnierza przypisanego do broni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1">FindWeaponWithoutSoldier</text:p>
          </table:table-cell>
          <table:table-cell table:style-name="Tabela9.A3" office:value-type="string">
            <text:p text:style-name="P31">Wyszukanie broni bez żołnierzy</text:p>
          </table:table-cell>
          <table:table-cell table:style-name="Tabela9.A3" office:value-type="string">
            <text:list xml:id="list5149529164210711944" text:style-name="L21">
              <text:list-item>
                <text:p text:style-name="P56">Wyszukanie broni bez żołnierzy w bazie adnych</text:p>
              </text:list-item>
              <text:list-item>
                <text:p text:style-name="P56">Wyświetlenie listy wyników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1">UpdateWeapon</text:p>
          </table:table-cell>
          <table:table-cell table:style-name="Tabela9.A3" office:value-type="string">
            <text:p text:style-name="P31">Aktualizacja broni</text:p>
          </table:table-cell>
          <table:table-cell table:style-name="Tabela9.A3" office:value-type="string">
            <text:list xml:id="list4293966340398689854" text:style-name="L22">
              <text:list-item>
                <text:p text:style-name="P57">Wyszukanie broni</text:p>
              </text:list-item>
              <text:list-item>
                <text:p text:style-name="P57">Pobranie nowej nazwy</text:p>
              </text:list-item>
              <text:list-item>
                <text:p text:style-name="P57">Ustawienie nowej nazwy</text:p>
              </text:list-item>
              <text:list-item>
                <text:p text:style-name="P57">Pobranie nowego numeru seryjnego</text:p>
              </text:list-item>
              <text:list-item>
                <text:p text:style-name="P57">Ustawienie nowego numeru seryjnego</text:p>
              </text:list-item>
              <text:list-item>
                <text:p text:style-name="P57">Pobranie nowego typu</text:p>
              </text:list-item>
              <text:list-item>
                <text:p text:style-name="P57">Ustawienie nowego typu</text:p>
              </text:list-item>
              <text:list-item>
                <text:p text:style-name="P57">Aktualizacja broni w bazi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8M23S</meta:editing-duration>
    <meta:editing-cycles>528</meta:editing-cycles>
    <meta:generator>OpenOffice/4.1.4$Win32 OpenOffice.org_project/414m5$Build-9788</meta:generator>
    <dc:date>2020-05-31T17:03:59.74</dc:date>
    <meta:document-statistic meta:table-count="9" meta:image-count="19" meta:object-count="0" meta:page-count="45" meta:paragraph-count="1403" meta:word-count="4371" meta:character-count="38282"/>
    <meta:user-defined meta:name="Info 1"/>
    <meta:user-defined meta:name="Info 2"/>
    <meta:user-defined meta:name="Info 3"/>
    <meta:user-defined meta:name="Info 4"/>
  </office:meta>
</office:document-meta>
</file>